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5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9888" calcext:value-type="float">
            <text:p>89.01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5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9888" calcext:value-type="float">
            <text:p>89.01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5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4732" calcext:value-type="float">
            <text:p>89.04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5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6256" calcext:value-type="float">
            <text:p>89.0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5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0848" calcext:value-type="float">
            <text:p>89.0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5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778" calcext:value-type="float">
            <text:p>89.0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65608" calcext:value-type="float">
            <text:p>89.06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71704" calcext:value-type="float">
            <text:p>89.07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5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9992" calcext:value-type="float">
            <text:p>89.08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5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71704" calcext:value-type="float">
            <text:p>89.07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5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3896" calcext:value-type="float">
            <text:p>89.08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5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0368" calcext:value-type="float">
            <text:p>89.0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44272" calcext:value-type="float">
            <text:p>89.04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5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5984" calcext:value-type="float">
            <text:p>89.02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65608" calcext:value-type="float">
            <text:p>89.06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3416" calcext:value-type="float">
            <text:p>89.0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8176" calcext:value-type="float">
            <text:p>89.03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5984" calcext:value-type="float">
            <text:p>89.02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16" calcext:value-type="float">
            <text:p>89.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16" calcext:value-type="float">
            <text:p>89.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44272" calcext:value-type="float">
            <text:p>89.04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44272" calcext:value-type="float">
            <text:p>89.04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68656" calcext:value-type="float">
            <text:p>89.06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5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8176" calcext:value-type="float">
            <text:p>89.03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684" calcext:value-type="float">
            <text:p>89.01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5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636" calcext:value-type="float">
            <text:p>88.9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5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636" calcext:value-type="float">
            <text:p>88.9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5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684" calcext:value-type="float">
            <text:p>89.01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5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5504" calcext:value-type="float">
            <text:p>88.99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5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9408" calcext:value-type="float">
            <text:p>88.9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8072" calcext:value-type="float">
            <text:p>88.96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3688" calcext:value-type="float">
            <text:p>88.9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1976" calcext:value-type="float">
            <text:p>88.96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5024" calcext:value-type="float">
            <text:p>88.9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5024" calcext:value-type="float">
            <text:p>88.9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636" calcext:value-type="float">
            <text:p>88.9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16" calcext:value-type="float">
            <text:p>89.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684" calcext:value-type="float">
            <text:p>89.01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684" calcext:value-type="float">
            <text:p>89.01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684" calcext:value-type="float">
            <text:p>89.01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41224" calcext:value-type="float">
            <text:p>89.04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5128" calcext:value-type="float">
            <text:p>89.03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5984" calcext:value-type="float">
            <text:p>89.02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3792" calcext:value-type="float">
            <text:p>89.01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2456" calcext:value-type="float">
            <text:p>88.99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3312" calcext:value-type="float">
            <text:p>88.98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3312" calcext:value-type="float">
            <text:p>88.98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5504" calcext:value-type="float">
            <text:p>88.99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9408" calcext:value-type="float">
            <text:p>88.9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9032" calcext:value-type="float">
            <text:p>89.0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8176" calcext:value-type="float">
            <text:p>89.03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9032" calcext:value-type="float">
            <text:p>89.0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9032" calcext:value-type="float">
            <text:p>89.0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9032" calcext:value-type="float">
            <text:p>89.0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7696" calcext:value-type="float">
            <text:p>89.00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9408" calcext:value-type="float">
            <text:p>88.9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7216" calcext:value-type="float">
            <text:p>88.9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4168" calcext:value-type="float">
            <text:p>88.97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588" calcext:value-type="float">
            <text:p>88.9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064" calcext:value-type="float">
            <text:p>88.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2832" calcext:value-type="float">
            <text:p>88.9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8448" calcext:value-type="float">
            <text:p>88.92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8448" calcext:value-type="float">
            <text:p>88.92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7592" calcext:value-type="float">
            <text:p>88.9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7592" calcext:value-type="float">
            <text:p>88.9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6256" calcext:value-type="float">
            <text:p>88.9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5776" calcext:value-type="float">
            <text:p>88.8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0056" calcext:value-type="float">
            <text:p>88.8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0056" calcext:value-type="float">
            <text:p>88.8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6256" calcext:value-type="float">
            <text:p>88.9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6256" calcext:value-type="float">
            <text:p>88.9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2352" calcext:value-type="float">
            <text:p>88.9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8448" calcext:value-type="float">
            <text:p>88.92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7968" calcext:value-type="float">
            <text:p>88.8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7968" calcext:value-type="float">
            <text:p>88.8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5776" calcext:value-type="float">
            <text:p>88.8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8344" calcext:value-type="float">
            <text:p>88.8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5296" calcext:value-type="float">
            <text:p>88.8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5296" calcext:value-type="float">
            <text:p>88.8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2728" calcext:value-type="float">
            <text:p>88.8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8344" calcext:value-type="float">
            <text:p>88.8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8344" calcext:value-type="float">
            <text:p>88.8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8344" calcext:value-type="float">
            <text:p>88.8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8344" calcext:value-type="float">
            <text:p>88.8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6632" calcext:value-type="float">
            <text:p>88.8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7592" calcext:value-type="float">
            <text:p>88.9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4544" calcext:value-type="float">
            <text:p>88.9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4544" calcext:value-type="float">
            <text:p>88.9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4544" calcext:value-type="float">
            <text:p>88.9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6736" calcext:value-type="float">
            <text:p>88.9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7216" calcext:value-type="float">
            <text:p>88.9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112" calcext:value-type="float">
            <text:p>88.9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3688" calcext:value-type="float">
            <text:p>88.9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064" calcext:value-type="float">
            <text:p>88.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5024" calcext:value-type="float">
            <text:p>88.9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5024" calcext:value-type="float">
            <text:p>88.9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5024" calcext:value-type="float">
            <text:p>88.9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4168" calcext:value-type="float">
            <text:p>88.97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5024" calcext:value-type="float">
            <text:p>88.9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1976" calcext:value-type="float">
            <text:p>88.96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4168" calcext:value-type="float">
            <text:p>88.97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8928" calcext:value-type="float">
            <text:p>88.9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2832" calcext:value-type="float">
            <text:p>88.9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064" calcext:value-type="float">
            <text:p>88.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3688" calcext:value-type="float">
            <text:p>88.9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3688" calcext:value-type="float">
            <text:p>88.9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7592" calcext:value-type="float">
            <text:p>88.9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7592" calcext:value-type="float">
            <text:p>88.9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7592" calcext:value-type="float">
            <text:p>88.9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7592" calcext:value-type="float">
            <text:p>88.9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4544" calcext:value-type="float">
            <text:p>88.9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4544" calcext:value-type="float">
            <text:p>88.9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54" calcext:value-type="float">
            <text:p>88.9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2352" calcext:value-type="float">
            <text:p>88.9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2352" calcext:value-type="float">
            <text:p>88.9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7112" calcext:value-type="float">
            <text:p>88.90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4064" calcext:value-type="float">
            <text:p>88.9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492" calcext:value-type="float">
            <text:p>88.8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968" calcext:value-type="float">
            <text:p>88.8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968" calcext:value-type="float">
            <text:p>88.8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968" calcext:value-type="float">
            <text:p>88.8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0536" calcext:value-type="float">
            <text:p>88.8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92" calcext:value-type="float">
            <text:p>88.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6152" calcext:value-type="float">
            <text:p>88.8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6152" calcext:value-type="float">
            <text:p>88.8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6152" calcext:value-type="float">
            <text:p>88.8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2728" calcext:value-type="float">
            <text:p>88.8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2728" calcext:value-type="float">
            <text:p>88.8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5776" calcext:value-type="float">
            <text:p>88.8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5776" calcext:value-type="float">
            <text:p>88.8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2728" calcext:value-type="float">
            <text:p>88.8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2728" calcext:value-type="float">
            <text:p>88.8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2728" calcext:value-type="float">
            <text:p>88.8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2728" calcext:value-type="float">
            <text:p>88.8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1872" calcext:value-type="float">
            <text:p>88.8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4064" calcext:value-type="float">
            <text:p>88.9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6256" calcext:value-type="float">
            <text:p>88.9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1496" calcext:value-type="float">
            <text:p>88.9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1496" calcext:value-type="float">
            <text:p>88.9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7592" calcext:value-type="float">
            <text:p>88.9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4544" calcext:value-type="float">
            <text:p>88.9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1496" calcext:value-type="float">
            <text:p>88.9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1496" calcext:value-type="float">
            <text:p>88.9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1496" calcext:value-type="float">
            <text:p>88.9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2352" calcext:value-type="float">
            <text:p>88.9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9304" calcext:value-type="float">
            <text:p>88.9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016" calcext:value-type="float">
            <text:p>88.9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1872" calcext:value-type="float">
            <text:p>88.8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1872" calcext:value-type="float">
            <text:p>88.8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492" calcext:value-type="float">
            <text:p>88.8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7968" calcext:value-type="float">
            <text:p>88.8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5776" calcext:value-type="float">
            <text:p>88.8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968" calcext:value-type="float">
            <text:p>88.8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968" calcext:value-type="float">
            <text:p>88.8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968" calcext:value-type="float">
            <text:p>88.8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968" calcext:value-type="float">
            <text:p>88.8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2728" calcext:value-type="float">
            <text:p>88.8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444" calcext:value-type="float">
            <text:p>88.8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1392" calcext:value-type="float">
            <text:p>88.8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8344" calcext:value-type="float">
            <text:p>88.8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5296" calcext:value-type="float">
            <text:p>88.8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5296" calcext:value-type="float">
            <text:p>88.8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5296" calcext:value-type="float">
            <text:p>88.8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5296" calcext:value-type="float">
            <text:p>88.8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5296" calcext:value-type="float">
            <text:p>88.8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5296" calcext:value-type="float">
            <text:p>88.8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5296" calcext:value-type="float">
            <text:p>88.8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1392" calcext:value-type="float">
            <text:p>88.8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5296" calcext:value-type="float">
            <text:p>88.8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6152" calcext:value-type="float">
            <text:p>88.8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92" calcext:value-type="float">
            <text:p>88.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92" calcext:value-type="float">
            <text:p>88.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92" calcext:value-type="float">
            <text:p>88.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92" calcext:value-type="float">
            <text:p>88.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92" calcext:value-type="float">
            <text:p>88.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0912" calcext:value-type="float">
            <text:p>88.8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0912" calcext:value-type="float">
            <text:p>88.8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0912" calcext:value-type="float">
            <text:p>88.8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0912" calcext:value-type="float">
            <text:p>88.8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0056" calcext:value-type="float">
            <text:p>88.8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6152" calcext:value-type="float">
            <text:p>88.8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5296" calcext:value-type="float">
            <text:p>88.8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7488" calcext:value-type="float">
            <text:p>88.8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92" calcext:value-type="float">
            <text:p>88.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92" calcext:value-type="float">
            <text:p>88.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6152" calcext:value-type="float">
            <text:p>88.8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396" calcext:value-type="float">
            <text:p>88.8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0912" calcext:value-type="float">
            <text:p>88.8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0912" calcext:value-type="float">
            <text:p>88.8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396" calcext:value-type="float">
            <text:p>88.8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396" calcext:value-type="float">
            <text:p>88.8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7864" calcext:value-type="float">
            <text:p>88.8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872" calcext:value-type="float">
            <text:p>88.8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5672" calcext:value-type="float">
            <text:p>88.8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9576" calcext:value-type="float">
            <text:p>88.80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348" calcext:value-type="float">
            <text:p>88.8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1288" calcext:value-type="float">
            <text:p>88.7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1288" calcext:value-type="float">
            <text:p>88.7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1288" calcext:value-type="float">
            <text:p>88.7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1288" calcext:value-type="float">
            <text:p>88.7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7384" calcext:value-type="float">
            <text:p>88.7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7384" calcext:value-type="float">
            <text:p>88.7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7384" calcext:value-type="float">
            <text:p>88.7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7384" calcext:value-type="float">
            <text:p>88.7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1288" calcext:value-type="float">
            <text:p>88.7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6904" calcext:value-type="float">
            <text:p>88.7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6904" calcext:value-type="float">
            <text:p>88.7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9096" calcext:value-type="float">
            <text:p>88.7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824" calcext:value-type="float">
            <text:p>88.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824" calcext:value-type="float">
            <text:p>88.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1288" calcext:value-type="float">
            <text:p>88.7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1288" calcext:value-type="float">
            <text:p>88.7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1288" calcext:value-type="float">
            <text:p>88.7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5192" calcext:value-type="float">
            <text:p>88.78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3856" calcext:value-type="float">
            <text:p>88.76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5568" calcext:value-type="float">
            <text:p>88.74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252" calcext:value-type="float">
            <text:p>88.7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252" calcext:value-type="float">
            <text:p>88.7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776" calcext:value-type="float">
            <text:p>88.7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9952" calcext:value-type="float">
            <text:p>88.7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0808" calcext:value-type="float">
            <text:p>88.7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4712" calcext:value-type="float">
            <text:p>88.75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1664" calcext:value-type="float">
            <text:p>88.75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5568" calcext:value-type="float">
            <text:p>88.74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9472" calcext:value-type="float">
            <text:p>88.7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9472" calcext:value-type="float">
            <text:p>88.7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1184" calcext:value-type="float">
            <text:p>88.7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18136" calcext:value-type="float">
            <text:p>88.71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8992" calcext:value-type="float">
            <text:p>88.7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3752" calcext:value-type="float">
            <text:p>88.6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3752" calcext:value-type="float">
            <text:p>88.6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9848" calcext:value-type="float">
            <text:p>88.69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5944" calcext:value-type="float">
            <text:p>88.70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1664" calcext:value-type="float">
            <text:p>88.75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8616" calcext:value-type="float">
            <text:p>88.74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8616" calcext:value-type="float">
            <text:p>88.74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4712" calcext:value-type="float">
            <text:p>88.75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728" calcext:value-type="float">
            <text:p>88.7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5944" calcext:value-type="float">
            <text:p>88.70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5944" calcext:value-type="float">
            <text:p>88.70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5944" calcext:value-type="float">
            <text:p>88.70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68" calcext:value-type="float">
            <text:p>88.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68" calcext:value-type="float">
            <text:p>88.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3752" calcext:value-type="float">
            <text:p>88.6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3752" calcext:value-type="float">
            <text:p>88.6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68" calcext:value-type="float">
            <text:p>88.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68" calcext:value-type="float">
            <text:p>88.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5944" calcext:value-type="float">
            <text:p>88.70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632" calcext:value-type="float">
            <text:p>88.6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632" calcext:value-type="float">
            <text:p>88.6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2416" calcext:value-type="float">
            <text:p>88.6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2416" calcext:value-type="float">
            <text:p>88.6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632" calcext:value-type="float">
            <text:p>88.6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632" calcext:value-type="float">
            <text:p>88.6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9368" calcext:value-type="float">
            <text:p>88.6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8512" calcext:value-type="float">
            <text:p>88.67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8992" calcext:value-type="float">
            <text:p>88.7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2896" calcext:value-type="float">
            <text:p>88.7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2896" calcext:value-type="float">
            <text:p>88.7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8992" calcext:value-type="float">
            <text:p>88.7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0704" calcext:value-type="float">
            <text:p>88.6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5464" calcext:value-type="float">
            <text:p>88.6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4984" calcext:value-type="float">
            <text:p>88.6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1936" calcext:value-type="float">
            <text:p>88.6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1936" calcext:value-type="float">
            <text:p>88.6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1936" calcext:value-type="float">
            <text:p>88.6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9368" calcext:value-type="float">
            <text:p>88.6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9368" calcext:value-type="float">
            <text:p>88.6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9368" calcext:value-type="float">
            <text:p>88.6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9368" calcext:value-type="float">
            <text:p>88.6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4-10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7552" calcext:value-type="float">
            <text:p>88.6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0536" calcext:value-type="float">
            <text:p>88.6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84024" calcext:value-type="float">
            <text:p>88.58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1832" calcext:value-type="float">
            <text:p>88.57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1832" calcext:value-type="float">
            <text:p>88.57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7928" calcext:value-type="float">
            <text:p>88.57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8888" calcext:value-type="float">
            <text:p>88.63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3-22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08408" calcext:value-type="float">
            <text:p>88.6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6696" calcext:value-type="float">
            <text:p>88.62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3648" calcext:value-type="float">
            <text:p>88.62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57176" calcext:value-type="float">
            <text:p>88.6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1936" calcext:value-type="float">
            <text:p>88.6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9744" calcext:value-type="float">
            <text:p>88.62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3168" calcext:value-type="float">
            <text:p>88.59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012" calcext:value-type="float">
            <text:p>88.5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012" calcext:value-type="float">
            <text:p>88.5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5736" calcext:value-type="float">
            <text:p>88.56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5736" calcext:value-type="float">
            <text:p>88.56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2688" calcext:value-type="float">
            <text:p>88.56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4504" calcext:value-type="float">
            <text:p>88.61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1456" calcext:value-type="float">
            <text:p>88.6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84024" calcext:value-type="float">
            <text:p>88.58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5944" calcext:value-type="float">
            <text:p>88.70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57176" calcext:value-type="float">
            <text:p>88.6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57176" calcext:value-type="float">
            <text:p>88.6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2416" calcext:value-type="float">
            <text:p>88.6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5944" calcext:value-type="float">
            <text:p>88.70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5944" calcext:value-type="float">
            <text:p>88.70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3376" calcext:value-type="float">
            <text:p>88.7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3376" calcext:value-type="float">
            <text:p>88.7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4232" calcext:value-type="float">
            <text:p>88.72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1204" calcext:value-type="float">
            <text:p>88.71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8992" calcext:value-type="float">
            <text:p>88.7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156" calcext:value-type="float">
            <text:p>88.6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2416" calcext:value-type="float">
            <text:p>88.6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2416" calcext:value-type="float">
            <text:p>88.6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2416" calcext:value-type="float">
            <text:p>88.6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156" calcext:value-type="float">
            <text:p>88.6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4232" calcext:value-type="float">
            <text:p>88.72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18136" calcext:value-type="float">
            <text:p>88.71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7656" calcext:value-type="float">
            <text:p>88.6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0704" calcext:value-type="float">
            <text:p>88.6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8512" calcext:value-type="float">
            <text:p>88.67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54128" calcext:value-type="float">
            <text:p>88.6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54128" calcext:value-type="float">
            <text:p>88.6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156" calcext:value-type="float">
            <text:p>88.6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2416" calcext:value-type="float">
            <text:p>88.6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2416" calcext:value-type="float">
            <text:p>88.6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9848" calcext:value-type="float">
            <text:p>88.69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9848" calcext:value-type="float">
            <text:p>88.69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9848" calcext:value-type="float">
            <text:p>88.69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8512" calcext:value-type="float">
            <text:p>88.67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5464" calcext:value-type="float">
            <text:p>88.6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632" calcext:value-type="float">
            <text:p>88.6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4984" calcext:value-type="float">
            <text:p>88.6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1936" calcext:value-type="float">
            <text:p>88.6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1936" calcext:value-type="float">
            <text:p>88.6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632" calcext:value-type="float">
            <text:p>88.6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7656" calcext:value-type="float">
            <text:p>88.6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8992" calcext:value-type="float">
            <text:p>88.7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6424" calcext:value-type="float">
            <text:p>88.73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8616" calcext:value-type="float">
            <text:p>88.74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5568" calcext:value-type="float">
            <text:p>88.74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1204" calcext:value-type="float">
            <text:p>88.71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5944" calcext:value-type="float">
            <text:p>88.70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2416" calcext:value-type="float">
            <text:p>88.6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3272" calcext:value-type="float">
            <text:p>88.6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584" calcext:value-type="float">
            <text:p>88.6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584" calcext:value-type="float">
            <text:p>88.6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8888" calcext:value-type="float">
            <text:p>88.63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8888" calcext:value-type="float">
            <text:p>88.63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54128" calcext:value-type="float">
            <text:p>88.6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57176" calcext:value-type="float">
            <text:p>88.6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3272" calcext:value-type="float">
            <text:p>88.6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632" calcext:value-type="float">
            <text:p>88.6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632" calcext:value-type="float">
            <text:p>88.6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632" calcext:value-type="float">
            <text:p>88.6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9368" calcext:value-type="float">
            <text:p>88.6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9368" calcext:value-type="float">
            <text:p>88.6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1936" calcext:value-type="float">
            <text:p>88.6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1456" calcext:value-type="float">
            <text:p>88.6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3168" calcext:value-type="float">
            <text:p>88.59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80976" calcext:value-type="float">
            <text:p>88.58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012" calcext:value-type="float">
            <text:p>88.5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3648" calcext:value-type="float">
            <text:p>88.62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4984" calcext:value-type="float">
            <text:p>88.6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8032" calcext:value-type="float">
            <text:p>88.6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8888" calcext:value-type="float">
            <text:p>88.63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1456" calcext:value-type="float">
            <text:p>88.6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9264" calcext:value-type="float">
            <text:p>88.5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9264" calcext:value-type="float">
            <text:p>88.5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9264" calcext:value-type="float">
            <text:p>88.5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6216" calcext:value-type="float">
            <text:p>88.59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6216" calcext:value-type="float">
            <text:p>88.59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6216" calcext:value-type="float">
            <text:p>88.59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6216" calcext:value-type="float">
            <text:p>88.59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87072" calcext:value-type="float">
            <text:p>88.58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8784" calcext:value-type="float">
            <text:p>88.56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2688" calcext:value-type="float">
            <text:p>88.56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7448" calcext:value-type="float">
            <text:p>88.54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7448" calcext:value-type="float">
            <text:p>88.54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7448" calcext:value-type="float">
            <text:p>88.54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7448" calcext:value-type="float">
            <text:p>88.54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7448" calcext:value-type="float">
            <text:p>88.54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7448" calcext:value-type="float">
            <text:p>88.54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44" calcext:value-type="float">
            <text:p>88.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8304" calcext:value-type="float">
            <text:p>88.53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8304" calcext:value-type="float">
            <text:p>88.53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8304" calcext:value-type="float">
            <text:p>88.53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84024" calcext:value-type="float">
            <text:p>88.58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84024" calcext:value-type="float">
            <text:p>88.58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84024" calcext:value-type="float">
            <text:p>88.58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7928" calcext:value-type="float">
            <text:p>88.57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5736" calcext:value-type="float">
            <text:p>88.56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964" calcext:value-type="float">
            <text:p>88.5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964" calcext:value-type="float">
            <text:p>88.5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488" calcext:value-type="float">
            <text:p>88.5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488" calcext:value-type="float">
            <text:p>88.5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488" calcext:value-type="float">
            <text:p>88.5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488" calcext:value-type="float">
            <text:p>88.5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488" calcext:value-type="float">
            <text:p>88.5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5736" calcext:value-type="float">
            <text:p>88.56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5736" calcext:value-type="float">
            <text:p>88.56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5736" calcext:value-type="float">
            <text:p>88.56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964" calcext:value-type="float">
            <text:p>88.5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964" calcext:value-type="float">
            <text:p>88.5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964" calcext:value-type="float">
            <text:p>88.5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3544" calcext:value-type="float">
            <text:p>88.55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0496" calcext:value-type="float">
            <text:p>88.55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8304" calcext:value-type="float">
            <text:p>88.53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8304" calcext:value-type="float">
            <text:p>88.53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8304" calcext:value-type="float">
            <text:p>88.53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8304" calcext:value-type="float">
            <text:p>88.53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8304" calcext:value-type="float">
            <text:p>88.53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8304" calcext:value-type="float">
            <text:p>88.53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5256" calcext:value-type="float">
            <text:p>88.53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2208" calcext:value-type="float">
            <text:p>88.53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2208" calcext:value-type="float">
            <text:p>88.53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2208" calcext:value-type="float">
            <text:p>88.53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5256" calcext:value-type="float">
            <text:p>88.53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8304" calcext:value-type="float">
            <text:p>88.53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8304" calcext:value-type="float">
            <text:p>88.53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8304" calcext:value-type="float">
            <text:p>88.53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8304" calcext:value-type="float">
            <text:p>88.53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8304" calcext:value-type="float">
            <text:p>88.53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8304" calcext:value-type="float">
            <text:p>88.53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44" calcext:value-type="float">
            <text:p>88.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44" calcext:value-type="float">
            <text:p>88.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44" calcext:value-type="float">
            <text:p>88.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44" calcext:value-type="float">
            <text:p>88.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8304" calcext:value-type="float">
            <text:p>88.53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5256" calcext:value-type="float">
            <text:p>88.53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5256" calcext:value-type="float">
            <text:p>88.53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5256" calcext:value-type="float">
            <text:p>88.53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5256" calcext:value-type="float">
            <text:p>88.53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5256" calcext:value-type="float">
            <text:p>88.53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5256" calcext:value-type="float">
            <text:p>88.53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5256" calcext:value-type="float">
            <text:p>88.53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5256" calcext:value-type="float">
            <text:p>88.53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5256" calcext:value-type="float">
            <text:p>88.53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916" calcext:value-type="float">
            <text:p>88.52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16968" calcext:value-type="float">
            <text:p>88.51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04776" calcext:value-type="float">
            <text:p>88.50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01728" calcext:value-type="float">
            <text:p>88.50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92584" calcext:value-type="float">
            <text:p>88.49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0392" calcext:value-type="float">
            <text:p>88.48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74296" calcext:value-type="float">
            <text:p>88.47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74296" calcext:value-type="float">
            <text:p>88.47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62104" calcext:value-type="float">
            <text:p>88.46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62104" calcext:value-type="float">
            <text:p>88.46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59056" calcext:value-type="float">
            <text:p>88.45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9912" calcext:value-type="float">
            <text:p>88.44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9912" calcext:value-type="float">
            <text:p>88.44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9912" calcext:value-type="float">
            <text:p>88.44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9912" calcext:value-type="float">
            <text:p>88.44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5296" calcext:value-type="float">
            <text:p>88.4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6864" calcext:value-type="float">
            <text:p>88.44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6864" calcext:value-type="float">
            <text:p>88.44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0768" calcext:value-type="float">
            <text:p>88.44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0768" calcext:value-type="float">
            <text:p>88.44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31624" calcext:value-type="float">
            <text:p>88.43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25528" calcext:value-type="float">
            <text:p>88.42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25528" calcext:value-type="float">
            <text:p>88.42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25528" calcext:value-type="float">
            <text:p>88.42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25528" calcext:value-type="float">
            <text:p>88.42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6384" calcext:value-type="float">
            <text:p>88.41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01144" calcext:value-type="float">
            <text:p>88.40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01144" calcext:value-type="float">
            <text:p>88.40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01144" calcext:value-type="float">
            <text:p>88.40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9808" calcext:value-type="float">
            <text:p>88.37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0664" calcext:value-type="float">
            <text:p>88.37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0664" calcext:value-type="float">
            <text:p>88.37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0664" calcext:value-type="float">
            <text:p>88.37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0664" calcext:value-type="float">
            <text:p>88.37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4568" calcext:value-type="float">
            <text:p>88.36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8472" calcext:value-type="float">
            <text:p>88.35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8472" calcext:value-type="float">
            <text:p>88.35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7616" calcext:value-type="float">
            <text:p>88.36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7616" calcext:value-type="float">
            <text:p>88.36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7616" calcext:value-type="float">
            <text:p>88.36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2376" calcext:value-type="float">
            <text:p>88.35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9328" calcext:value-type="float">
            <text:p>88.34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3232" calcext:value-type="float">
            <text:p>88.34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3232" calcext:value-type="float">
            <text:p>88.34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3232" calcext:value-type="float">
            <text:p>88.34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37136" calcext:value-type="float">
            <text:p>88.33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27992" calcext:value-type="float">
            <text:p>88.32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9704" calcext:value-type="float">
            <text:p>88.30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8532" calcext:value-type="float">
            <text:p>88.2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82272" calcext:value-type="float">
            <text:p>88.2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82272" calcext:value-type="float">
            <text:p>88.2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97512" calcext:value-type="float">
            <text:p>88.2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82272" calcext:value-type="float">
            <text:p>88.2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82272" calcext:value-type="float">
            <text:p>88.2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9224" calcext:value-type="float">
            <text:p>88.2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9224" calcext:value-type="float">
            <text:p>88.2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9224" calcext:value-type="float">
            <text:p>88.2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056" calcext:value-type="float">
            <text:p>88.3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2752" calcext:value-type="float">
            <text:p>88.31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628" calcext:value-type="float">
            <text:p>88.34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9328" calcext:value-type="float">
            <text:p>88.34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152" calcext:value-type="float">
            <text:p>88.3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8472" calcext:value-type="float">
            <text:p>88.35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8472" calcext:value-type="float">
            <text:p>88.35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152" calcext:value-type="float">
            <text:p>88.3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152" calcext:value-type="float">
            <text:p>88.3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152" calcext:value-type="float">
            <text:p>88.3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8472" calcext:value-type="float">
            <text:p>88.35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3232" calcext:value-type="float">
            <text:p>88.34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34088" calcext:value-type="float">
            <text:p>88.33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27992" calcext:value-type="float">
            <text:p>88.32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27992" calcext:value-type="float">
            <text:p>88.32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27992" calcext:value-type="float">
            <text:p>88.32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27992" calcext:value-type="float">
            <text:p>88.32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8848" calcext:value-type="float">
            <text:p>88.31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8848" calcext:value-type="float">
            <text:p>88.31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58" calcext:value-type="float">
            <text:p>88.3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58" calcext:value-type="float">
            <text:p>88.3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58" calcext:value-type="float">
            <text:p>88.3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2752" calcext:value-type="float">
            <text:p>88.31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3608" calcext:value-type="float">
            <text:p>88.30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3608" calcext:value-type="float">
            <text:p>88.30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056" calcext:value-type="float">
            <text:p>88.3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056" calcext:value-type="float">
            <text:p>88.3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3608" calcext:value-type="float">
            <text:p>88.30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3608" calcext:value-type="float">
            <text:p>88.30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97512" calcext:value-type="float">
            <text:p>88.2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6176" calcext:value-type="float">
            <text:p>88.27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67032" calcext:value-type="float">
            <text:p>88.2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63984" calcext:value-type="float">
            <text:p>88.2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48744" calcext:value-type="float">
            <text:p>88.2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48744" calcext:value-type="float">
            <text:p>88.2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57888" calcext:value-type="float">
            <text:p>88.2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42648" calcext:value-type="float">
            <text:p>88.2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15216" calcext:value-type="float">
            <text:p>88.21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15216" calcext:value-type="float">
            <text:p>88.21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0456" calcext:value-type="float">
            <text:p>88.23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5484" calcext:value-type="float">
            <text:p>88.2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82272" calcext:value-type="float">
            <text:p>88.2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97512" calcext:value-type="float">
            <text:p>88.2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056" calcext:value-type="float">
            <text:p>88.3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056" calcext:value-type="float">
            <text:p>88.3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88368" calcext:value-type="float">
            <text:p>88.2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5484" calcext:value-type="float">
            <text:p>88.2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18264" calcext:value-type="float">
            <text:p>88.21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12168" calcext:value-type="float">
            <text:p>88.21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42648" calcext:value-type="float">
            <text:p>88.2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008" calcext:value-type="float">
            <text:p>88.2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3128" calcext:value-type="float">
            <text:p>88.2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008" calcext:value-type="float">
            <text:p>88.2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008" calcext:value-type="float">
            <text:p>88.2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056" calcext:value-type="float">
            <text:p>88.3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8532" calcext:value-type="float">
            <text:p>88.2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5484" calcext:value-type="float">
            <text:p>88.2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5484" calcext:value-type="float">
            <text:p>88.2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5484" calcext:value-type="float">
            <text:p>88.2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5484" calcext:value-type="float">
            <text:p>88.2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5484" calcext:value-type="float">
            <text:p>88.2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60936" calcext:value-type="float">
            <text:p>88.2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67032" calcext:value-type="float">
            <text:p>88.2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6176" calcext:value-type="float">
            <text:p>88.27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94464" calcext:value-type="float">
            <text:p>88.29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3128" calcext:value-type="float">
            <text:p>88.2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48744" calcext:value-type="float">
            <text:p>88.2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6552" calcext:value-type="float">
            <text:p>88.23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48744" calcext:value-type="float">
            <text:p>88.2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48744" calcext:value-type="float">
            <text:p>88.2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42648" calcext:value-type="float">
            <text:p>88.2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2436" calcext:value-type="float">
            <text:p>88.22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2436" calcext:value-type="float">
            <text:p>88.22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96" calcext:value-type="float">
            <text:p>88.2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3504" calcext:value-type="float">
            <text:p>88.23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06072" calcext:value-type="float">
            <text:p>88.20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84736" calcext:value-type="float">
            <text:p>88.18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0352" calcext:value-type="float">
            <text:p>88.16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57304" calcext:value-type="float">
            <text:p>88.15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3292" calcext:value-type="float">
            <text:p>88.1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3292" calcext:value-type="float">
            <text:p>88.1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3292" calcext:value-type="float">
            <text:p>88.1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3776" calcext:value-type="float">
            <text:p>88.12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3776" calcext:value-type="float">
            <text:p>88.12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0728" calcext:value-type="float">
            <text:p>88.12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0728" calcext:value-type="float">
            <text:p>88.12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2064" calcext:value-type="float">
            <text:p>88.14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8536" calcext:value-type="float">
            <text:p>88.10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672" calcext:value-type="float">
            <text:p>88.0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672" calcext:value-type="float">
            <text:p>88.0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5864" calcext:value-type="float">
            <text:p>88.06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0728" calcext:value-type="float">
            <text:p>88.12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5112" calcext:value-type="float">
            <text:p>88.14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9496" calcext:value-type="float">
            <text:p>88.16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84736" calcext:value-type="float">
            <text:p>88.18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34" calcext:value-type="float">
            <text:p>88.1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51208" calcext:value-type="float">
            <text:p>88.15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51208" calcext:value-type="float">
            <text:p>88.15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15216" calcext:value-type="float">
            <text:p>88.21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42648" calcext:value-type="float">
            <text:p>88.2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45696" calcext:value-type="float">
            <text:p>88.2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96" calcext:value-type="float">
            <text:p>88.2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18264" calcext:value-type="float">
            <text:p>88.21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18264" calcext:value-type="float">
            <text:p>88.21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18264" calcext:value-type="float">
            <text:p>88.21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15216" calcext:value-type="float">
            <text:p>88.21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3504" calcext:value-type="float">
            <text:p>88.23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45696" calcext:value-type="float">
            <text:p>88.2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42648" calcext:value-type="float">
            <text:p>88.2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27408" calcext:value-type="float">
            <text:p>88.22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27408" calcext:value-type="float">
            <text:p>88.22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03024" calcext:value-type="float">
            <text:p>88.20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84736" calcext:value-type="float">
            <text:p>88.18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75592" calcext:value-type="float">
            <text:p>88.17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75592" calcext:value-type="float">
            <text:p>88.17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75592" calcext:value-type="float">
            <text:p>88.17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6448" calcext:value-type="float">
            <text:p>88.16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54256" calcext:value-type="float">
            <text:p>88.15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51208" calcext:value-type="float">
            <text:p>88.15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2064" calcext:value-type="float">
            <text:p>88.14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3292" calcext:value-type="float">
            <text:p>88.1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9872" calcext:value-type="float">
            <text:p>88.12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6824" calcext:value-type="float">
            <text:p>88.12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1584" calcext:value-type="float">
            <text:p>88.11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0728" calcext:value-type="float">
            <text:p>88.12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3776" calcext:value-type="float">
            <text:p>88.12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54256" calcext:value-type="float">
            <text:p>88.15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34" calcext:value-type="float">
            <text:p>88.1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9872" calcext:value-type="float">
            <text:p>88.12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1584" calcext:value-type="float">
            <text:p>88.11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35968" calcext:value-type="float">
            <text:p>88.13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57304" calcext:value-type="float">
            <text:p>88.15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2064" calcext:value-type="float">
            <text:p>88.14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768" calcext:value-type="float">
            <text:p>88.1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1584" calcext:value-type="float">
            <text:p>88.11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5488" calcext:value-type="float">
            <text:p>88.10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8912" calcext:value-type="float">
            <text:p>88.06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8912" calcext:value-type="float">
            <text:p>88.06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8912" calcext:value-type="float">
            <text:p>88.06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3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4152" calcext:value-type="float">
            <text:p>88.08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72" calcext:value-type="float">
            <text:p>88.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3296" calcext:value-type="float">
            <text:p>88.09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0248" calcext:value-type="float">
            <text:p>88.09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3296" calcext:value-type="float">
            <text:p>88.09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3776" calcext:value-type="float">
            <text:p>88.12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6448" calcext:value-type="float">
            <text:p>88.16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6448" calcext:value-type="float">
            <text:p>88.16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9496" calcext:value-type="float">
            <text:p>88.16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57304" calcext:value-type="float">
            <text:p>88.15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1584" calcext:value-type="float">
            <text:p>88.11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8536" calcext:value-type="float">
            <text:p>88.10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2-20 22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6824" calcext:value-type="float">
            <text:p>88.12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1584" calcext:value-type="float">
            <text:p>88.11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6344" calcext:value-type="float">
            <text:p>88.09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3296" calcext:value-type="float">
            <text:p>88.09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1104" calcext:value-type="float">
            <text:p>88.08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5864" calcext:value-type="float">
            <text:p>88.06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5864" calcext:value-type="float">
            <text:p>88.06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5864" calcext:value-type="float">
            <text:p>88.06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5864" calcext:value-type="float">
            <text:p>88.06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1104" calcext:value-type="float">
            <text:p>88.08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1584" calcext:value-type="float">
            <text:p>88.11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5488" calcext:value-type="float">
            <text:p>88.10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5488" calcext:value-type="float">
            <text:p>88.10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244" calcext:value-type="float">
            <text:p>88.10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244" calcext:value-type="float">
            <text:p>88.10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244" calcext:value-type="float">
            <text:p>88.10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244" calcext:value-type="float">
            <text:p>88.10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4632" calcext:value-type="float">
            <text:p>88.11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9392" calcext:value-type="float">
            <text:p>88.09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7196" calcext:value-type="float">
            <text:p>88.07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7196" calcext:value-type="float">
            <text:p>88.07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3672" calcext:value-type="float">
            <text:p>88.05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35384" calcext:value-type="float">
            <text:p>88.03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44528" calcext:value-type="float">
            <text:p>88.04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4152" calcext:value-type="float">
            <text:p>88.08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72" calcext:value-type="float">
            <text:p>88.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8536" calcext:value-type="float">
            <text:p>88.10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5488" calcext:value-type="float">
            <text:p>88.10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5488" calcext:value-type="float">
            <text:p>88.10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3292" calcext:value-type="float">
            <text:p>88.1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3292" calcext:value-type="float">
            <text:p>88.1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3292" calcext:value-type="float">
            <text:p>88.1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0728" calcext:value-type="float">
            <text:p>88.12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8536" calcext:value-type="float">
            <text:p>88.10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244" calcext:value-type="float">
            <text:p>88.10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4152" calcext:value-type="float">
            <text:p>88.08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9768" calcext:value-type="float">
            <text:p>88.05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9768" calcext:value-type="float">
            <text:p>88.05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672" calcext:value-type="float">
            <text:p>88.0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3672" calcext:value-type="float">
            <text:p>88.05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38432" calcext:value-type="float">
            <text:p>88.03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38432" calcext:value-type="float">
            <text:p>88.03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38432" calcext:value-type="float">
            <text:p>88.03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35384" calcext:value-type="float">
            <text:p>88.03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3192" calcext:value-type="float">
            <text:p>88.02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14048" calcext:value-type="float">
            <text:p>88.01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14048" calcext:value-type="float">
            <text:p>88.01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4148" calcext:value-type="float">
            <text:p>88.04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47576" calcext:value-type="float">
            <text:p>88.04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0624" calcext:value-type="float">
            <text:p>88.05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4148" calcext:value-type="float">
            <text:p>88.04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4148" calcext:value-type="float">
            <text:p>88.04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4148" calcext:value-type="float">
            <text:p>88.04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38432" calcext:value-type="float">
            <text:p>88.03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17096" calcext:value-type="float">
            <text:p>88.01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11" calcext:value-type="float">
            <text:p>88.0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7952" calcext:value-type="float">
            <text:p>88.00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7952" calcext:value-type="float">
            <text:p>88.00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7952" calcext:value-type="float">
            <text:p>88.00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7952" calcext:value-type="float">
            <text:p>88.00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624" calcext:value-type="float">
            <text:p>88.0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0624" calcext:value-type="float">
            <text:p>88.05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78056" calcext:value-type="float">
            <text:p>88.07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78056" calcext:value-type="float">
            <text:p>88.07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8912" calcext:value-type="float">
            <text:p>88.06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5864" calcext:value-type="float">
            <text:p>88.06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5864" calcext:value-type="float">
            <text:p>88.06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5864" calcext:value-type="float">
            <text:p>88.06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5864" calcext:value-type="float">
            <text:p>88.06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2816" calcext:value-type="float">
            <text:p>88.06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2816" calcext:value-type="float">
            <text:p>88.06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2816" calcext:value-type="float">
            <text:p>88.06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4152" calcext:value-type="float">
            <text:p>88.08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4152" calcext:value-type="float">
            <text:p>88.08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1104" calcext:value-type="float">
            <text:p>88.08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75008" calcext:value-type="float">
            <text:p>88.07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2816" calcext:value-type="float">
            <text:p>88.06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9768" calcext:value-type="float">
            <text:p>88.05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9768" calcext:value-type="float">
            <text:p>88.05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3672" calcext:value-type="float">
            <text:p>88.05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3672" calcext:value-type="float">
            <text:p>88.05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3672" calcext:value-type="float">
            <text:p>88.05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3672" calcext:value-type="float">
            <text:p>88.05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47576" calcext:value-type="float">
            <text:p>88.04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44528" calcext:value-type="float">
            <text:p>88.04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35384" calcext:value-type="float">
            <text:p>88.03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32336" calcext:value-type="float">
            <text:p>88.03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0144" calcext:value-type="float">
            <text:p>88.02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0144" calcext:value-type="float">
            <text:p>88.02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0144" calcext:value-type="float">
            <text:p>88.02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11" calcext:value-type="float">
            <text:p>88.0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1856" calcext:value-type="float">
            <text:p>88.00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1856" calcext:value-type="float">
            <text:p>88.00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1856" calcext:value-type="float">
            <text:p>88.00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1856" calcext:value-type="float">
            <text:p>88.00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1856" calcext:value-type="float">
            <text:p>88.00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1856" calcext:value-type="float">
            <text:p>88.00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1856" calcext:value-type="float">
            <text:p>88.00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1856" calcext:value-type="float">
            <text:p>88.00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1856" calcext:value-type="float">
            <text:p>88.00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1856" calcext:value-type="float">
            <text:p>88.00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1856" calcext:value-type="float">
            <text:p>88.00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9576" calcext:value-type="float">
            <text:p>87.9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9576" calcext:value-type="float">
            <text:p>87.9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1856" calcext:value-type="float">
            <text:p>88.00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9576" calcext:value-type="float">
            <text:p>87.9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9664" calcext:value-type="float">
            <text:p>87.98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9664" calcext:value-type="float">
            <text:p>87.98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6616" calcext:value-type="float">
            <text:p>87.98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74424" calcext:value-type="float">
            <text:p>87.97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71376" calcext:value-type="float">
            <text:p>87.97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8328" calcext:value-type="float">
            <text:p>87.96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528" calcext:value-type="float">
            <text:p>87.9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3088" calcext:value-type="float">
            <text:p>87.95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3088" calcext:value-type="float">
            <text:p>87.95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3088" calcext:value-type="float">
            <text:p>87.95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6136" calcext:value-type="float">
            <text:p>87.9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71376" calcext:value-type="float">
            <text:p>87.97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528" calcext:value-type="float">
            <text:p>87.9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528" calcext:value-type="float">
            <text:p>87.9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528" calcext:value-type="float">
            <text:p>87.9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528" calcext:value-type="float">
            <text:p>87.9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8328" calcext:value-type="float">
            <text:p>87.96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052" calcext:value-type="float">
            <text:p>87.98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052" calcext:value-type="float">
            <text:p>87.98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052" calcext:value-type="float">
            <text:p>87.98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052" calcext:value-type="float">
            <text:p>87.98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052" calcext:value-type="float">
            <text:p>87.98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052" calcext:value-type="float">
            <text:p>87.98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052" calcext:value-type="float">
            <text:p>87.98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052" calcext:value-type="float">
            <text:p>87.98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74424" calcext:value-type="float">
            <text:p>87.97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528" calcext:value-type="float">
            <text:p>87.9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6136" calcext:value-type="float">
            <text:p>87.9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6136" calcext:value-type="float">
            <text:p>87.9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43944" calcext:value-type="float">
            <text:p>87.94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40896" calcext:value-type="float">
            <text:p>87.94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3088" calcext:value-type="float">
            <text:p>87.95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6136" calcext:value-type="float">
            <text:p>87.9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6136" calcext:value-type="float">
            <text:p>87.9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8328" calcext:value-type="float">
            <text:p>87.96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8328" calcext:value-type="float">
            <text:p>87.96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6136" calcext:value-type="float">
            <text:p>87.9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37848" calcext:value-type="float">
            <text:p>87.93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28704" calcext:value-type="float">
            <text:p>87.92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25656" calcext:value-type="float">
            <text:p>87.92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3464" calcext:value-type="float">
            <text:p>87.91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3464" calcext:value-type="float">
            <text:p>87.91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3464" calcext:value-type="float">
            <text:p>87.91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3464" calcext:value-type="float">
            <text:p>87.91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22608" calcext:value-type="float">
            <text:p>87.92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28704" calcext:value-type="float">
            <text:p>87.92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28704" calcext:value-type="float">
            <text:p>87.92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28704" calcext:value-type="float">
            <text:p>87.92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28704" calcext:value-type="float">
            <text:p>87.92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28704" calcext:value-type="float">
            <text:p>87.92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28704" calcext:value-type="float">
            <text:p>87.92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25656" calcext:value-type="float">
            <text:p>87.92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3464" calcext:value-type="float">
            <text:p>87.91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95176" calcext:value-type="float">
            <text:p>87.89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95176" calcext:value-type="float">
            <text:p>87.89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95176" calcext:value-type="float">
            <text:p>87.89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95176" calcext:value-type="float">
            <text:p>87.89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8908" calcext:value-type="float">
            <text:p>87.88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61648" calcext:value-type="float">
            <text:p>87.86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52504" calcext:value-type="float">
            <text:p>87.85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6408" calcext:value-type="float">
            <text:p>87.84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34216" calcext:value-type="float">
            <text:p>87.83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5072" calcext:value-type="float">
            <text:p>87.82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9832" calcext:value-type="float">
            <text:p>87.80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0688" calcext:value-type="float">
            <text:p>87.80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0688" calcext:value-type="float">
            <text:p>87.80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0688" calcext:value-type="float">
            <text:p>87.80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0688" calcext:value-type="float">
            <text:p>87.80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0688" calcext:value-type="float">
            <text:p>87.80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0688" calcext:value-type="float">
            <text:p>87.80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0688" calcext:value-type="float">
            <text:p>87.80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0688" calcext:value-type="float">
            <text:p>87.80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0688" calcext:value-type="float">
            <text:p>87.80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0688" calcext:value-type="float">
            <text:p>87.80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3736" calcext:value-type="float">
            <text:p>87.80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8976" calcext:value-type="float">
            <text:p>87.81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8976" calcext:value-type="float">
            <text:p>87.81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288" calcext:value-type="float">
            <text:p>87.8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9352" calcext:value-type="float">
            <text:p>87.77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64112" calcext:value-type="float">
            <text:p>87.76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64112" calcext:value-type="float">
            <text:p>87.76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64112" calcext:value-type="float">
            <text:p>87.76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1544" calcext:value-type="float">
            <text:p>87.79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24" calcext:value-type="float">
            <text:p>87.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24" calcext:value-type="float">
            <text:p>87.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24" calcext:value-type="float">
            <text:p>87.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5448" calcext:value-type="float">
            <text:p>87.78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8496" calcext:value-type="float">
            <text:p>87.78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3256" calcext:value-type="float">
            <text:p>87.77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668" calcext:value-type="float">
            <text:p>87.7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3632" calcext:value-type="float">
            <text:p>87.73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192" calcext:value-type="float">
            <text:p>87.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8016" calcext:value-type="float">
            <text:p>87.75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8016" calcext:value-type="float">
            <text:p>87.75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48872" calcext:value-type="float">
            <text:p>87.74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3632" calcext:value-type="float">
            <text:p>87.73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24488" calcext:value-type="float">
            <text:p>87.72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9248" calcext:value-type="float">
            <text:p>87.70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3152" calcext:value-type="float">
            <text:p>87.70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3152" calcext:value-type="float">
            <text:p>87.70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87912" calcext:value-type="float">
            <text:p>87.68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87912" calcext:value-type="float">
            <text:p>87.68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87912" calcext:value-type="float">
            <text:p>87.68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94008" calcext:value-type="float">
            <text:p>87.69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94008" calcext:value-type="float">
            <text:p>87.69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9096" calcext:value-type="float">
            <text:p>87.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9096" calcext:value-type="float">
            <text:p>87.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84864" calcext:value-type="float">
            <text:p>87.68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3152" calcext:value-type="float">
            <text:p>87.70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97056" calcext:value-type="float">
            <text:p>87.69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97056" calcext:value-type="float">
            <text:p>87.69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2296" calcext:value-type="float">
            <text:p>87.71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48872" calcext:value-type="float">
            <text:p>87.74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4968" calcext:value-type="float">
            <text:p>87.75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97056" calcext:value-type="float">
            <text:p>87.69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94008" calcext:value-type="float">
            <text:p>87.69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94008" calcext:value-type="float">
            <text:p>87.69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94008" calcext:value-type="float">
            <text:p>87.69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8768" calcext:value-type="float">
            <text:p>87.67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572" calcext:value-type="float">
            <text:p>87.67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572" calcext:value-type="float">
            <text:p>87.67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51336" calcext:value-type="float">
            <text:p>87.65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42192" calcext:value-type="float">
            <text:p>87.64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08664" calcext:value-type="float">
            <text:p>87.60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952" calcext:value-type="float">
            <text:p>87.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08664" calcext:value-type="float">
            <text:p>87.60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08664" calcext:value-type="float">
            <text:p>87.60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17808" calcext:value-type="float">
            <text:p>87.61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6472" calcext:value-type="float">
            <text:p>87.59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3424" calcext:value-type="float">
            <text:p>87.59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5032" calcext:value-type="float">
            <text:p>87.5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284" calcext:value-type="float">
            <text:p>87.49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0648" calcext:value-type="float">
            <text:p>87.4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4552" calcext:value-type="float">
            <text:p>87.47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236" calcext:value-type="float">
            <text:p>87.46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712" calcext:value-type="float">
            <text:p>87.4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712" calcext:value-type="float">
            <text:p>87.4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4072" calcext:value-type="float">
            <text:p>87.44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4072" calcext:value-type="float">
            <text:p>87.44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9792" calcext:value-type="float">
            <text:p>87.4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284" calcext:value-type="float">
            <text:p>87.49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284" calcext:value-type="float">
            <text:p>87.49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9792" calcext:value-type="float">
            <text:p>87.4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9792" calcext:value-type="float">
            <text:p>87.4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9792" calcext:value-type="float">
            <text:p>87.4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284" calcext:value-type="float">
            <text:p>87.49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5888" calcext:value-type="float">
            <text:p>87.49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9416" calcext:value-type="float">
            <text:p>87.52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6848" calcext:value-type="float">
            <text:p>87.55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6848" calcext:value-type="float">
            <text:p>87.55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6848" calcext:value-type="float">
            <text:p>87.55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428" calcext:value-type="float">
            <text:p>87.58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952" calcext:value-type="float">
            <text:p>87.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428" calcext:value-type="float">
            <text:p>87.58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428" calcext:value-type="float">
            <text:p>87.58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7328" calcext:value-type="float">
            <text:p>87.58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6848" calcext:value-type="float">
            <text:p>87.55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9416" calcext:value-type="float">
            <text:p>87.52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9416" calcext:value-type="float">
            <text:p>87.52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9416" calcext:value-type="float">
            <text:p>87.52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5032" calcext:value-type="float">
            <text:p>87.5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9792" calcext:value-type="float">
            <text:p>87.4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9792" calcext:value-type="float">
            <text:p>87.4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1984" calcext:value-type="float">
            <text:p>87.5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9416" calcext:value-type="float">
            <text:p>87.52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1608" calcext:value-type="float">
            <text:p>87.54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0752" calcext:value-type="float">
            <text:p>87.55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38" calcext:value-type="float">
            <text:p>87.5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7704" calcext:value-type="float">
            <text:p>87.54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1608" calcext:value-type="float">
            <text:p>87.54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1608" calcext:value-type="float">
            <text:p>87.54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856" calcext:value-type="float">
            <text:p>87.5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1608" calcext:value-type="float">
            <text:p>87.54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9416" calcext:value-type="float">
            <text:p>87.52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2464" calcext:value-type="float">
            <text:p>87.53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2088" calcext:value-type="float">
            <text:p>87.57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11712" calcext:value-type="float">
            <text:p>87.61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05616" calcext:value-type="float">
            <text:p>87.60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7328" calcext:value-type="float">
            <text:p>87.58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7328" calcext:value-type="float">
            <text:p>87.58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05616" calcext:value-type="float">
            <text:p>87.60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6096" calcext:value-type="float">
            <text:p>87.63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3048" calcext:value-type="float">
            <text:p>87.63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1476" calcext:value-type="float">
            <text:p>87.61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05616" calcext:value-type="float">
            <text:p>87.60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23904" calcext:value-type="float">
            <text:p>87.62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6096" calcext:value-type="float">
            <text:p>87.63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9144" calcext:value-type="float">
            <text:p>87.63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" calcext:value-type="float">
            <text:p>87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23904" calcext:value-type="float">
            <text:p>87.62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23904" calcext:value-type="float">
            <text:p>87.62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3424" calcext:value-type="float">
            <text:p>87.59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1232" calcext:value-type="float">
            <text:p>87.58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428" calcext:value-type="float">
            <text:p>87.58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11712" calcext:value-type="float">
            <text:p>87.61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11712" calcext:value-type="float">
            <text:p>87.61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17808" calcext:value-type="float">
            <text:p>87.61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1476" calcext:value-type="float">
            <text:p>87.61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7328" calcext:value-type="float">
            <text:p>87.58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7328" calcext:value-type="float">
            <text:p>87.58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8184" calcext:value-type="float">
            <text:p>87.5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8184" calcext:value-type="float">
            <text:p>87.5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0376" calcext:value-type="float">
            <text:p>87.59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7328" calcext:value-type="float">
            <text:p>87.58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8184" calcext:value-type="float">
            <text:p>87.5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5136" calcext:value-type="float">
            <text:p>87.57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856" calcext:value-type="float">
            <text:p>87.5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4656" calcext:value-type="float">
            <text:p>87.54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2944" calcext:value-type="float">
            <text:p>87.56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2088" calcext:value-type="float">
            <text:p>87.57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2088" calcext:value-type="float">
            <text:p>87.57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8184" calcext:value-type="float">
            <text:p>87.5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8184" calcext:value-type="float">
            <text:p>87.5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8184" calcext:value-type="float">
            <text:p>87.5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8184" calcext:value-type="float">
            <text:p>87.5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9896" calcext:value-type="float">
            <text:p>87.5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5032" calcext:value-type="float">
            <text:p>87.5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1984" calcext:value-type="float">
            <text:p>87.5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5032" calcext:value-type="float">
            <text:p>87.5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284" calcext:value-type="float">
            <text:p>87.49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6744" calcext:value-type="float">
            <text:p>87.48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6744" calcext:value-type="float">
            <text:p>87.48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9792" calcext:value-type="float">
            <text:p>87.4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9312" calcext:value-type="float">
            <text:p>87.45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2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7976" calcext:value-type="float">
            <text:p>87.43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1024" calcext:value-type="float">
            <text:p>87.44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1024" calcext:value-type="float">
            <text:p>87.44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1024" calcext:value-type="float">
            <text:p>87.44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1024" calcext:value-type="float">
            <text:p>87.44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6264" calcext:value-type="float">
            <text:p>87.45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6264" calcext:value-type="float">
            <text:p>87.45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5408" calcext:value-type="float">
            <text:p>87.46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5408" calcext:value-type="float">
            <text:p>87.46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0648" calcext:value-type="float">
            <text:p>87.4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808" calcext:value-type="float">
            <text:p>87.5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808" calcext:value-type="float">
            <text:p>87.5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1984" calcext:value-type="float">
            <text:p>87.5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1984" calcext:value-type="float">
            <text:p>87.5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4552" calcext:value-type="float">
            <text:p>87.47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1504" calcext:value-type="float">
            <text:p>87.4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6264" calcext:value-type="float">
            <text:p>87.45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0168" calcext:value-type="float">
            <text:p>87.45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6264" calcext:value-type="float">
            <text:p>87.45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3216" calcext:value-type="float">
            <text:p>87.45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3216" calcext:value-type="float">
            <text:p>87.45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4928" calcext:value-type="float">
            <text:p>87.43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7496" calcext:value-type="float">
            <text:p>87.40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2-09 23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4928" calcext:value-type="float">
            <text:p>87.43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8832" calcext:value-type="float">
            <text:p>87.42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6264" calcext:value-type="float">
            <text:p>87.45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0648" calcext:value-type="float">
            <text:p>87.4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4552" calcext:value-type="float">
            <text:p>87.47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4552" calcext:value-type="float">
            <text:p>87.47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7224" calcext:value-type="float">
            <text:p>87.5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332" calcext:value-type="float">
            <text:p>87.52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6368" calcext:value-type="float">
            <text:p>87.52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6368" calcext:value-type="float">
            <text:p>87.52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6368" calcext:value-type="float">
            <text:p>87.52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6368" calcext:value-type="float">
            <text:p>87.52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6368" calcext:value-type="float">
            <text:p>87.52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6368" calcext:value-type="float">
            <text:p>87.52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6368" calcext:value-type="float">
            <text:p>87.52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1128" calcext:value-type="float">
            <text:p>87.51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1128" calcext:value-type="float">
            <text:p>87.51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4176" calcext:value-type="float">
            <text:p>87.5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6368" calcext:value-type="float">
            <text:p>87.52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7224" calcext:value-type="float">
            <text:p>87.5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7224" calcext:value-type="float">
            <text:p>87.5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4176" calcext:value-type="float">
            <text:p>87.5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5032" calcext:value-type="float">
            <text:p>87.5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9792" calcext:value-type="float">
            <text:p>87.4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9792" calcext:value-type="float">
            <text:p>87.4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8936" calcext:value-type="float">
            <text:p>87.4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284" calcext:value-type="float">
            <text:p>87.49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284" calcext:value-type="float">
            <text:p>87.49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0648" calcext:value-type="float">
            <text:p>87.4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0648" calcext:value-type="float">
            <text:p>87.4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0648" calcext:value-type="float">
            <text:p>87.4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0648" calcext:value-type="float">
            <text:p>87.4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0648" calcext:value-type="float">
            <text:p>87.4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0648" calcext:value-type="float">
            <text:p>87.4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8456" calcext:value-type="float">
            <text:p>87.46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9312" calcext:value-type="float">
            <text:p>87.45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188" calcext:value-type="float">
            <text:p>87.43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3592" calcext:value-type="float">
            <text:p>87.41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0544" calcext:value-type="float">
            <text:p>87.41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4448" calcext:value-type="float">
            <text:p>87.40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5304" calcext:value-type="float">
            <text:p>87.39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5304" calcext:value-type="float">
            <text:p>87.39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5304" calcext:value-type="float">
            <text:p>87.39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664" calcext:value-type="float">
            <text:p>87.4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664" calcext:value-type="float">
            <text:p>87.4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664" calcext:value-type="float">
            <text:p>87.4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8832" calcext:value-type="float">
            <text:p>87.42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2736" calcext:value-type="float">
            <text:p>87.4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2736" calcext:value-type="float">
            <text:p>87.4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2736" calcext:value-type="float">
            <text:p>87.4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2736" calcext:value-type="float">
            <text:p>87.4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3592" calcext:value-type="float">
            <text:p>87.41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5304" calcext:value-type="float">
            <text:p>87.39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092" calcext:value-type="float">
            <text:p>87.3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092" calcext:value-type="float">
            <text:p>87.3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092" calcext:value-type="float">
            <text:p>87.3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092" calcext:value-type="float">
            <text:p>87.3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2256" calcext:value-type="float">
            <text:p>87.3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5304" calcext:value-type="float">
            <text:p>87.39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14" calcext:value-type="float">
            <text:p>87.4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14" calcext:value-type="float">
            <text:p>87.4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14" calcext:value-type="float">
            <text:p>87.4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14" calcext:value-type="float">
            <text:p>87.4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5304" calcext:value-type="float">
            <text:p>87.39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5304" calcext:value-type="float">
            <text:p>87.39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2256" calcext:value-type="float">
            <text:p>87.3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2256" calcext:value-type="float">
            <text:p>87.3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2256" calcext:value-type="float">
            <text:p>87.3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2256" calcext:value-type="float">
            <text:p>87.3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2256" calcext:value-type="float">
            <text:p>87.3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8352" calcext:value-type="float">
            <text:p>87.39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14" calcext:value-type="float">
            <text:p>87.4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14" calcext:value-type="float">
            <text:p>87.4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14" calcext:value-type="float">
            <text:p>87.4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14" calcext:value-type="float">
            <text:p>87.4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14" calcext:value-type="float">
            <text:p>87.4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14" calcext:value-type="float">
            <text:p>87.4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3968" calcext:value-type="float">
            <text:p>87.3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092" calcext:value-type="float">
            <text:p>87.3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3968" calcext:value-type="float">
            <text:p>87.3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4824" calcext:value-type="float">
            <text:p>87.3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568" calcext:value-type="float">
            <text:p>87.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568" calcext:value-type="float">
            <text:p>87.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568" calcext:value-type="float">
            <text:p>87.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568" calcext:value-type="float">
            <text:p>87.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568" calcext:value-type="float">
            <text:p>87.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568" calcext:value-type="float">
            <text:p>87.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6536" calcext:value-type="float">
            <text:p>87.34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3488" calcext:value-type="float">
            <text:p>87.3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3488" calcext:value-type="float">
            <text:p>87.3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1296" calcext:value-type="float">
            <text:p>87.33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2152" calcext:value-type="float">
            <text:p>87.32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6056" calcext:value-type="float">
            <text:p>87.31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996" calcext:value-type="float">
            <text:p>87.3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996" calcext:value-type="float">
            <text:p>87.3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996" calcext:value-type="float">
            <text:p>87.3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996" calcext:value-type="float">
            <text:p>87.3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996" calcext:value-type="float">
            <text:p>87.3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996" calcext:value-type="float">
            <text:p>87.3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996" calcext:value-type="float">
            <text:p>87.3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3864" calcext:value-type="float">
            <text:p>87.30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3864" calcext:value-type="float">
            <text:p>87.30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3864" calcext:value-type="float">
            <text:p>87.30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0816" calcext:value-type="float">
            <text:p>87.3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5576" calcext:value-type="float">
            <text:p>87.2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3384" calcext:value-type="float">
            <text:p>87.2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3384" calcext:value-type="float">
            <text:p>87.2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3384" calcext:value-type="float">
            <text:p>87.2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3384" calcext:value-type="float">
            <text:p>87.2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3384" calcext:value-type="float">
            <text:p>87.2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3384" calcext:value-type="float">
            <text:p>87.2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3384" calcext:value-type="float">
            <text:p>87.2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3384" calcext:value-type="float">
            <text:p>87.2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3384" calcext:value-type="float">
            <text:p>87.2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1672" calcext:value-type="float">
            <text:p>87.2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5576" calcext:value-type="float">
            <text:p>87.2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0336" calcext:value-type="float">
            <text:p>87.2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7288" calcext:value-type="float">
            <text:p>87.2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7288" calcext:value-type="float">
            <text:p>87.2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7288" calcext:value-type="float">
            <text:p>87.2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7288" calcext:value-type="float">
            <text:p>87.2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0336" calcext:value-type="float">
            <text:p>87.2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0336" calcext:value-type="float">
            <text:p>87.2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0336" calcext:value-type="float">
            <text:p>87.2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424" calcext:value-type="float">
            <text:p>87.2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5096" calcext:value-type="float">
            <text:p>87.25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5096" calcext:value-type="float">
            <text:p>87.25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9" calcext:value-type="float">
            <text:p>87.2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2904" calcext:value-type="float">
            <text:p>87.24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376" calcext:value-type="float">
            <text:p>87.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2424" calcext:value-type="float">
            <text:p>87.21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0608" calcext:value-type="float">
            <text:p>87.1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6224" calcext:value-type="float">
            <text:p>87.1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232" calcext:value-type="float">
            <text:p>87.1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804" calcext:value-type="float">
            <text:p>87.18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8896" calcext:value-type="float">
            <text:p>87.1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7936" calcext:value-type="float">
            <text:p>87.1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9544" calcext:value-type="float">
            <text:p>87.0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9064" calcext:value-type="float">
            <text:p>86.9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7728" calcext:value-type="float">
            <text:p>86.9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468" calcext:value-type="float">
            <text:p>86.9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2488" calcext:value-type="float">
            <text:p>86.9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2488" calcext:value-type="float">
            <text:p>86.9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2968" calcext:value-type="float">
            <text:p>86.9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3344" calcext:value-type="float">
            <text:p>86.9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6768" calcext:value-type="float">
            <text:p>86.9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896" calcext:value-type="float">
            <text:p>86.9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9816" calcext:value-type="float">
            <text:p>86.9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2864" calcext:value-type="float">
            <text:p>86.9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848" calcext:value-type="float">
            <text:p>86.8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324" calcext:value-type="float">
            <text:p>86.8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0672" calcext:value-type="float">
            <text:p>86.9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9336" calcext:value-type="float">
            <text:p>86.8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9336" calcext:value-type="float">
            <text:p>86.8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2112" calcext:value-type="float">
            <text:p>87.0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6016" calcext:value-type="float">
            <text:p>86.99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6976" calcext:value-type="float">
            <text:p>87.0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088" calcext:value-type="float">
            <text:p>87.0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4784" calcext:value-type="float">
            <text:p>87.0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8688" calcext:value-type="float">
            <text:p>87.0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564" calcext:value-type="float">
            <text:p>87.0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0776" calcext:value-type="float">
            <text:p>86.9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7728" calcext:value-type="float">
            <text:p>86.9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2488" calcext:value-type="float">
            <text:p>86.9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442" calcext:value-type="float">
            <text:p>86.9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6872" calcext:value-type="float">
            <text:p>86.98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7728" calcext:value-type="float">
            <text:p>86.9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8584" calcext:value-type="float">
            <text:p>86.9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2864" calcext:value-type="float">
            <text:p>86.9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0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848" calcext:value-type="float">
            <text:p>86.8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0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7144" calcext:value-type="float">
            <text:p>86.8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0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6184" calcext:value-type="float">
            <text:p>86.8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3888" calcext:value-type="float">
            <text:p>86.7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3888" calcext:value-type="float">
            <text:p>86.7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0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3888" calcext:value-type="float">
            <text:p>86.7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0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3888" calcext:value-type="float">
            <text:p>86.7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0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4744" calcext:value-type="float">
            <text:p>86.72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0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9984" calcext:value-type="float">
            <text:p>86.7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0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8648" calcext:value-type="float">
            <text:p>86.7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0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4368" calcext:value-type="float">
            <text:p>86.76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0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4952" calcext:value-type="float">
            <text:p>86.8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0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1424" calcext:value-type="float">
            <text:p>86.8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0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3616" calcext:value-type="float">
            <text:p>86.8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0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276" calcext:value-type="float">
            <text:p>86.8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0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3136" calcext:value-type="float">
            <text:p>86.8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0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3136" calcext:value-type="float">
            <text:p>86.8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1424" calcext:value-type="float">
            <text:p>86.8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0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3992" calcext:value-type="float">
            <text:p>86.8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0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3136" calcext:value-type="float">
            <text:p>86.8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0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9232" calcext:value-type="float">
            <text:p>86.8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0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0088" calcext:value-type="float">
            <text:p>86.8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0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2656" calcext:value-type="float">
            <text:p>86.7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0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0464" calcext:value-type="float">
            <text:p>86.7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0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608" calcext:value-type="float">
            <text:p>86.7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0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9128" calcext:value-type="float">
            <text:p>86.7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0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9128" calcext:value-type="float">
            <text:p>86.7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0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8648" calcext:value-type="float">
            <text:p>86.7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0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8648" calcext:value-type="float">
            <text:p>86.7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0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8648" calcext:value-type="float">
            <text:p>86.7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0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9024" calcext:value-type="float">
            <text:p>86.6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0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6832" calcext:value-type="float">
            <text:p>86.6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0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5496" calcext:value-type="float">
            <text:p>86.64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0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2448" calcext:value-type="float">
            <text:p>86.6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0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3304" calcext:value-type="float">
            <text:p>86.6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0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7208" calcext:value-type="float">
            <text:p>86.6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0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368" calcext:value-type="float">
            <text:p>86.5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0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2824" calcext:value-type="float">
            <text:p>86.6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0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1968" calcext:value-type="float">
            <text:p>86.61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0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796" calcext:value-type="float">
            <text:p>86.5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0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9296" calcext:value-type="float">
            <text:p>86.5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0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796" calcext:value-type="float">
            <text:p>86.5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0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7" calcext:value-type="float">
            <text:p>86.4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0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1384" calcext:value-type="float">
            <text:p>86.5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0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1384" calcext:value-type="float">
            <text:p>86.5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0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9672" calcext:value-type="float">
            <text:p>86.5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0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7856" calcext:value-type="float">
            <text:p>86.47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0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176" calcext:value-type="float">
            <text:p>86.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0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2604" calcext:value-type="float">
            <text:p>86.42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0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9944" calcext:value-type="float">
            <text:p>86.41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0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98608" calcext:value-type="float">
            <text:p>86.39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0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6792" calcext:value-type="float">
            <text:p>86.3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0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9632" calcext:value-type="float">
            <text:p>86.20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0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4872" calcext:value-type="float">
            <text:p>86.22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0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792" calcext:value-type="float">
            <text:p>86.2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20-03-18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4872" calcext:value-type="float">
            <text:p>86.22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9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9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0412" calcext:value-type="float">
            <text:p>86.30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9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2408" calcext:value-type="float">
            <text:p>86.32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9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2784" calcext:value-type="float">
            <text:p>86.2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9736" calcext:value-type="float">
            <text:p>86.2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9-12-05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364" calcext:value-type="float">
            <text:p>86.2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9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7544" calcext:value-type="float">
            <text:p>86.26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9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3536" calcext:value-type="float">
            <text:p>86.20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9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822" calcext:value-type="float">
            <text:p>86.18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9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88296" calcext:value-type="float">
            <text:p>86.18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9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3536" calcext:value-type="float">
            <text:p>86.20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9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6584" calcext:value-type="float">
            <text:p>86.20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9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6584" calcext:value-type="float">
            <text:p>86.20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9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1344" calcext:value-type="float">
            <text:p>86.19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9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6104" calcext:value-type="float">
            <text:p>86.17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9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648" calcext:value-type="float">
            <text:p>86.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9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8192" calcext:value-type="float">
            <text:p>86.11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9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4288" calcext:value-type="float">
            <text:p>86.1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9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3432" calcext:value-type="float">
            <text:p>86.13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9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5208" calcext:value-type="float">
            <text:p>85.86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9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0824" calcext:value-type="float">
            <text:p>85.84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9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3872" calcext:value-type="float">
            <text:p>85.84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9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34144" calcext:value-type="float">
            <text:p>85.73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9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46336" calcext:value-type="float">
            <text:p>85.74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9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5548" calcext:value-type="float">
            <text:p>85.75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9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43288" calcext:value-type="float">
            <text:p>85.74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9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43288" calcext:value-type="float">
            <text:p>85.74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9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61576" calcext:value-type="float">
            <text:p>85.76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9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8632" calcext:value-type="float">
            <text:p>85.82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9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452" calcext:value-type="float">
            <text:p>85.69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9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3184" calcext:value-type="float">
            <text:p>85.67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9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60992" calcext:value-type="float">
            <text:p>85.66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9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6712" calcext:value-type="float">
            <text:p>85.70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9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7568" calcext:value-type="float">
            <text:p>85.69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9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1472" calcext:value-type="float">
            <text:p>85.69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9-03-21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25" calcext:value-type="float">
            <text:p>85.7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8-12-04 0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452" calcext:value-type="float">
            <text:p>85.69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8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1848" calcext:value-type="float">
            <text:p>85.65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8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7568" calcext:value-type="float">
            <text:p>85.69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8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6712" calcext:value-type="float">
            <text:p>85.70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8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2704" calcext:value-type="float">
            <text:p>85.64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8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0888" calcext:value-type="float">
            <text:p>85.59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8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60992" calcext:value-type="float">
            <text:p>85.66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8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60992" calcext:value-type="float">
            <text:p>85.66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8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5752" calcext:value-type="float">
            <text:p>85.64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8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27464" calcext:value-type="float">
            <text:p>85.62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8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24416" calcext:value-type="float">
            <text:p>85.62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8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9176" calcext:value-type="float">
            <text:p>85.60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8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26" calcext:value-type="float">
            <text:p>85.57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8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8216" calcext:value-type="float">
            <text:p>85.54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8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736" calcext:value-type="float">
            <text:p>85.5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8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0888" calcext:value-type="float">
            <text:p>85.59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8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0888" calcext:value-type="float">
            <text:p>85.59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8-08-08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784" calcext:value-type="float">
            <text:p>85.5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8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2664" calcext:value-type="float">
            <text:p>85.32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8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4856" calcext:value-type="float">
            <text:p>85.33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8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9616" calcext:value-type="float">
            <text:p>85.31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8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4376" calcext:value-type="float">
            <text:p>85.30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8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6944" calcext:value-type="float">
            <text:p>85.27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8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5608" calcext:value-type="float">
            <text:p>85.25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8-03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4752" calcext:value-type="float">
            <text:p>85.26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8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5608" calcext:value-type="float">
            <text:p>85.25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8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732" calcext:value-type="float">
            <text:p>85.23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8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8176" calcext:value-type="float">
            <text:p>85.22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8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4648" calcext:value-type="float">
            <text:p>85.19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8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4272" calcext:value-type="float">
            <text:p>85.23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8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5128" calcext:value-type="float">
            <text:p>85.22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8-02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2936" calcext:value-type="float">
            <text:p>85.21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8656" calcext:value-type="float">
            <text:p>85.25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8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4648" calcext:value-type="float">
            <text:p>85.19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8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5608" calcext:value-type="float">
            <text:p>85.25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5984" calcext:value-type="float">
            <text:p>85.21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8-01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1976" calcext:value-type="float">
            <text:p>85.15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5128" calcext:value-type="float">
            <text:p>85.22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7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7216" calcext:value-type="float">
            <text:p>85.16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7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54" calcext:value-type="float">
            <text:p>85.1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7-12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9304" calcext:value-type="float">
            <text:p>85.10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7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9888" calcext:value-type="float">
            <text:p>85.20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8552" calcext:value-type="float">
            <text:p>85.18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7-12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588" calcext:value-type="float">
            <text:p>85.14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7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112" calcext:value-type="float">
            <text:p>85.1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7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5024" calcext:value-type="float">
            <text:p>85.15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7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2832" calcext:value-type="float">
            <text:p>85.14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7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2832" calcext:value-type="float">
            <text:p>85.14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7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4544" calcext:value-type="float">
            <text:p>85.12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7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7112" calcext:value-type="float">
            <text:p>85.09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7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9784" calcext:value-type="float">
            <text:p>85.13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7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3688" calcext:value-type="float">
            <text:p>85.13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7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4064" calcext:value-type="float">
            <text:p>85.0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7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968" calcext:value-type="float">
            <text:p>85.0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7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7008" calcext:value-type="float">
            <text:p>85.02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7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57488" calcext:value-type="float">
            <text:p>85.05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7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92" calcext:value-type="float">
            <text:p>85.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7-09-2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348" calcext:value-type="float">
            <text:p>84.99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7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9576" calcext:value-type="float">
            <text:p>84.99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7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5672" calcext:value-type="float">
            <text:p>85.00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7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1288" calcext:value-type="float">
            <text:p>84.98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7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8136" calcext:value-type="float">
            <text:p>84.90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7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1184" calcext:value-type="float">
            <text:p>84.91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7-08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4232" calcext:value-type="float">
            <text:p>84.91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7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4712" calcext:value-type="float">
            <text:p>84.94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7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0808" calcext:value-type="float">
            <text:p>84.95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7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4336" calcext:value-type="float">
            <text:p>84.98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7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5192" calcext:value-type="float">
            <text:p>84.9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7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9096" calcext:value-type="float">
            <text:p>84.9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7-07-25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9096" calcext:value-type="float">
            <text:p>84.9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7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5192" calcext:value-type="float">
            <text:p>84.9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7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6048" calcext:value-type="float">
            <text:p>84.96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7-07-11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9952" calcext:value-type="float">
            <text:p>84.9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7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9472" calcext:value-type="float">
            <text:p>84.9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7-06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204" calcext:value-type="float">
            <text:p>84.9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7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68" calcext:value-type="float">
            <text:p>84.8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7-06-20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8992" calcext:value-type="float">
            <text:p>84.89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7-04-15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1832" calcext:value-type="float">
            <text:p>84.76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7-04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7448" calcext:value-type="float">
            <text:p>84.73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7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6968" calcext:value-type="float">
            <text:p>84.70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7-03-31 0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6968" calcext:value-type="float">
            <text:p>84.70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7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6592" calcext:value-type="float">
            <text:p>84.74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7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6216" calcext:value-type="float">
            <text:p>84.78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7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7072" calcext:value-type="float">
            <text:p>84.7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7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1352" calcext:value-type="float">
            <text:p>84.73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7-03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0496" calcext:value-type="float">
            <text:p>84.74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7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6488" calcext:value-type="float">
            <text:p>84.67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7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0392" calcext:value-type="float">
            <text:p>84.67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7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392" calcext:value-type="float">
            <text:p>84.7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7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67344" calcext:value-type="float">
            <text:p>84.66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7-02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8868" calcext:value-type="float">
            <text:p>84.68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7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296" calcext:value-type="float">
            <text:p>84.6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7-01-25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4944" calcext:value-type="float">
            <text:p>84.51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7-01-25 21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4944" calcext:value-type="float">
            <text:p>84.51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7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7032" calcext:value-type="float">
            <text:p>84.45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7-01-2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3608" calcext:value-type="float">
            <text:p>84.49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7-01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6864" calcext:value-type="float">
            <text:p>84.63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7-01-10 1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582" calcext:value-type="float">
            <text:p>84.6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1624" calcext:value-type="float">
            <text:p>84.62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12-31 0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9056" calcext:value-type="float">
            <text:p>84.64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12-2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9432" calcext:value-type="float">
            <text:p>84.60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296" calcext:value-type="float">
            <text:p>84.6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248" calcext:value-type="float">
            <text:p>84.6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5528" calcext:value-type="float">
            <text:p>84.61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0184" calcext:value-type="float">
            <text:p>84.53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58" calcext:value-type="float">
            <text:p>84.50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152" calcext:value-type="float">
            <text:p>84.5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3712" calcext:value-type="float">
            <text:p>84.56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11-16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8952" calcext:value-type="float">
            <text:p>84.57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8096" calcext:value-type="float">
            <text:p>84.58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7616" calcext:value-type="float">
            <text:p>84.55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7136" calcext:value-type="float">
            <text:p>84.52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7992" calcext:value-type="float">
            <text:p>84.51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3128" calcext:value-type="float">
            <text:p>84.46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7512" calcext:value-type="float">
            <text:p>84.48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532" calcext:value-type="float">
            <text:p>84.47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0936" calcext:value-type="float">
            <text:p>84.45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1416" calcext:value-type="float">
            <text:p>84.48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3504" calcext:value-type="float">
            <text:p>84.42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436" calcext:value-type="float">
            <text:p>84.41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436" calcext:value-type="float">
            <text:p>84.41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6928" calcext:value-type="float">
            <text:p>84.38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0832" calcext:value-type="float">
            <text:p>84.38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5216" calcext:value-type="float">
            <text:p>84.40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5216" calcext:value-type="float">
            <text:p>84.40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0832" calcext:value-type="float">
            <text:p>84.38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292" calcext:value-type="float">
            <text:p>84.32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9872" calcext:value-type="float">
            <text:p>84.31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4152" calcext:value-type="float">
            <text:p>84.27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4528" calcext:value-type="float">
            <text:p>84.23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7472" calcext:value-type="float">
            <text:p>84.16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908" calcext:value-type="float">
            <text:p>84.07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2984" calcext:value-type="float">
            <text:p>84.07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07-06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2128" calcext:value-type="float">
            <text:p>84.08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0416" calcext:value-type="float">
            <text:p>84.10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6032" calcext:value-type="float">
            <text:p>84.07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86" calcext:value-type="float">
            <text:p>84.04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06-15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1168" calcext:value-type="float">
            <text:p>84.02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1168" calcext:value-type="float">
            <text:p>84.02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812" calcext:value-type="float">
            <text:p>84.01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5928" calcext:value-type="float">
            <text:p>84.00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9832" calcext:value-type="float">
            <text:p>83.99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5928" calcext:value-type="float">
            <text:p>84.00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5928" calcext:value-type="float">
            <text:p>84.00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716" calcext:value-type="float">
            <text:p>83.95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4968" calcext:value-type="float">
            <text:p>83.94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9248" calcext:value-type="float">
            <text:p>83.8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04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3632" calcext:value-type="float">
            <text:p>83.92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668" calcext:value-type="float">
            <text:p>83.92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4488" calcext:value-type="float">
            <text:p>83.91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4488" calcext:value-type="float">
            <text:p>83.91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7056" calcext:value-type="float">
            <text:p>83.88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03-31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3528" calcext:value-type="float">
            <text:p>83.85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9624" calcext:value-type="float">
            <text:p>83.85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4864" calcext:value-type="float">
            <text:p>83.87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6096" calcext:value-type="float">
            <text:p>83.82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6096" calcext:value-type="float">
            <text:p>83.82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7432" calcext:value-type="float">
            <text:p>83.84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9144" calcext:value-type="float">
            <text:p>83.82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9144" calcext:value-type="float">
            <text:p>83.82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1336" calcext:value-type="float">
            <text:p>83.84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048" calcext:value-type="float">
            <text:p>83.8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5616" calcext:value-type="float">
            <text:p>83.79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6472" calcext:value-type="float">
            <text:p>83.78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952" calcext:value-type="float">
            <text:p>83.7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0376" calcext:value-type="float">
            <text:p>83.78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428" calcext:value-type="float">
            <text:p>83.77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3424" calcext:value-type="float">
            <text:p>83.78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3904" calcext:value-type="float">
            <text:p>83.81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1608" calcext:value-type="float">
            <text:p>83.73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1984" calcext:value-type="float">
            <text:p>83.69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6368" calcext:value-type="float">
            <text:p>83.71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4176" calcext:value-type="float">
            <text:p>83.70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9144" calcext:value-type="float">
            <text:p>83.82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7536" calcext:value-type="float">
            <text:p>83.91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5824" calcext:value-type="float">
            <text:p>83.93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5344" calcext:value-type="float">
            <text:p>83.90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3152" calcext:value-type="float">
            <text:p>83.8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6576" calcext:value-type="float">
            <text:p>83.85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9248" calcext:value-type="float">
            <text:p>83.8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7912" calcext:value-type="float">
            <text:p>83.87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6952" calcext:value-type="float">
            <text:p>83.81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6952" calcext:value-type="float">
            <text:p>83.81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9624" calcext:value-type="float">
            <text:p>83.85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144" calcext:value-type="float">
            <text:p>83.9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572" calcext:value-type="float">
            <text:p>83.86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096" calcext:value-type="float">
            <text:p>83.8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524" calcext:value-type="float">
            <text:p>83.83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524" calcext:value-type="float">
            <text:p>83.83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9144" calcext:value-type="float">
            <text:p>83.82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6952" calcext:value-type="float">
            <text:p>83.81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476" calcext:value-type="float">
            <text:p>83.8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1712" calcext:value-type="float">
            <text:p>83.80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1712" calcext:value-type="float">
            <text:p>83.80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1712" calcext:value-type="float">
            <text:p>83.80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428" calcext:value-type="float">
            <text:p>83.77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2088" calcext:value-type="float">
            <text:p>83.76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428" calcext:value-type="float">
            <text:p>83.77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5992" calcext:value-type="float">
            <text:p>83.75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5992" calcext:value-type="float">
            <text:p>83.75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8184" calcext:value-type="float">
            <text:p>83.76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7704" calcext:value-type="float">
            <text:p>83.73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712" calcext:value-type="float">
            <text:p>83.6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0168" calcext:value-type="float">
            <text:p>83.64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0168" calcext:value-type="float">
            <text:p>83.64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76" calcext:value-type="float">
            <text:p>83.6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3696" calcext:value-type="float">
            <text:p>83.67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4928" calcext:value-type="float">
            <text:p>83.62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6092" calcext:value-type="float">
            <text:p>83.56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1296" calcext:value-type="float">
            <text:p>83.52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57872" calcext:value-type="float">
            <text:p>83.55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568" calcext:value-type="float">
            <text:p>83.5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2152" calcext:value-type="float">
            <text:p>83.51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2152" calcext:value-type="float">
            <text:p>83.51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6056" calcext:value-type="float">
            <text:p>83.50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9104" calcext:value-type="float">
            <text:p>83.50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1192" calcext:value-type="float">
            <text:p>83.4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7288" calcext:value-type="float">
            <text:p>83.45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2904" calcext:value-type="float">
            <text:p>83.4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9856" calcext:value-type="float">
            <text:p>83.4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0712" calcext:value-type="float">
            <text:p>83.4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3384" calcext:value-type="float">
            <text:p>83.46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9856" calcext:value-type="float">
            <text:p>83.4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8144" calcext:value-type="float">
            <text:p>83.4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5952" calcext:value-type="float">
            <text:p>83.4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0852" calcext:value-type="float">
            <text:p>83.4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7664" calcext:value-type="float">
            <text:p>83.4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5952" calcext:value-type="float">
            <text:p>83.4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2904" calcext:value-type="float">
            <text:p>83.4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0852" calcext:value-type="float">
            <text:p>83.4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328" calcext:value-type="float">
            <text:p>83.3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6328" calcext:value-type="float">
            <text:p>83.39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4136" calcext:value-type="float">
            <text:p>83.3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1192" calcext:value-type="float">
            <text:p>83.4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2904" calcext:value-type="float">
            <text:p>83.4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8144" calcext:value-type="float">
            <text:p>83.4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5096" calcext:value-type="float">
            <text:p>83.44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7664" calcext:value-type="float">
            <text:p>83.4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7664" calcext:value-type="float">
            <text:p>83.4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02424" calcext:value-type="float">
            <text:p>83.4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7664" calcext:value-type="float">
            <text:p>83.4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5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1464" calcext:value-type="float">
            <text:p>83.34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5264" calcext:value-type="float">
            <text:p>83.2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92112" calcext:value-type="float">
            <text:p>83.19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8312" calcext:value-type="float">
            <text:p>83.26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89064" calcext:value-type="float">
            <text:p>83.1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5744" calcext:value-type="float">
            <text:p>83.2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3552" calcext:value-type="float">
            <text:p>83.28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136" calcext:value-type="float">
            <text:p>83.2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20128" calcext:value-type="float">
            <text:p>83.32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756" calcext:value-type="float">
            <text:p>83.34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232" calcext:value-type="float">
            <text:p>83.3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9168" calcext:value-type="float">
            <text:p>83.25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6976" calcext:value-type="float">
            <text:p>83.24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7352" calcext:value-type="float">
            <text:p>83.20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4304" calcext:value-type="float">
            <text:p>83.20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2592" calcext:value-type="float">
            <text:p>83.22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3072" calcext:value-type="float">
            <text:p>83.25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4888" calcext:value-type="float">
            <text:p>83.30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7936" calcext:value-type="float">
            <text:p>83.30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0984" calcext:value-type="float">
            <text:p>83.3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0984" calcext:value-type="float">
            <text:p>83.3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8792" calcext:value-type="float">
            <text:p>83.29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8792" calcext:value-type="float">
            <text:p>83.29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5264" calcext:value-type="float">
            <text:p>83.2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1736" calcext:value-type="float">
            <text:p>83.23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89064" calcext:value-type="float">
            <text:p>83.1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67728" calcext:value-type="float">
            <text:p>83.16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91528" calcext:value-type="float">
            <text:p>83.09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9336" calcext:value-type="float">
            <text:p>83.07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2384" calcext:value-type="float">
            <text:p>83.08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372" calcext:value-type="float">
            <text:p>83.10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324" calcext:value-type="float">
            <text:p>83.07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6288" calcext:value-type="float">
            <text:p>83.07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9816" calcext:value-type="float">
            <text:p>83.10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82968" calcext:value-type="float">
            <text:p>83.18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67728" calcext:value-type="float">
            <text:p>83.16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0296" calcext:value-type="float">
            <text:p>83.14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9336" calcext:value-type="float">
            <text:p>83.07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5432" calcext:value-type="float">
            <text:p>83.08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61048" calcext:value-type="float">
            <text:p>83.06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54952" calcext:value-type="float">
            <text:p>83.05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752" calcext:value-type="float">
            <text:p>83.0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8376" calcext:value-type="float">
            <text:p>83.01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3992" calcext:value-type="float">
            <text:p>82.99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45224" calcext:value-type="float">
            <text:p>82.94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62928" calcext:value-type="float">
            <text:p>82.86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62928" calcext:value-type="float">
            <text:p>82.86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92824" calcext:value-type="float">
            <text:p>82.79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368" calcext:value-type="float">
            <text:p>82.7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2344" calcext:value-type="float">
            <text:p>82.76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9296" calcext:value-type="float">
            <text:p>82.75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368" calcext:value-type="float">
            <text:p>82.7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9296" calcext:value-type="float">
            <text:p>82.75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3796" calcext:value-type="float">
            <text:p>82.73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3796" calcext:value-type="float">
            <text:p>82.73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0748" calcext:value-type="float">
            <text:p>82.70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6624" calcext:value-type="float">
            <text:p>82.71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28816" calcext:value-type="float">
            <text:p>82.72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86144" calcext:value-type="float">
            <text:p>82.68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6624" calcext:value-type="float">
            <text:p>82.71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0528" calcext:value-type="float">
            <text:p>82.71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6624" calcext:value-type="float">
            <text:p>82.71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6624" calcext:value-type="float">
            <text:p>82.71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98336" calcext:value-type="float">
            <text:p>82.69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73952" calcext:value-type="float">
            <text:p>82.67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0528" calcext:value-type="float">
            <text:p>82.71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0528" calcext:value-type="float">
            <text:p>82.71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86144" calcext:value-type="float">
            <text:p>82.68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6624" calcext:value-type="float">
            <text:p>82.71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41008" calcext:value-type="float">
            <text:p>82.74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83096" calcext:value-type="float">
            <text:p>82.68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4652" calcext:value-type="float">
            <text:p>82.64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43472" calcext:value-type="float">
            <text:p>82.64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40424" calcext:value-type="float">
            <text:p>82.64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58712" calcext:value-type="float">
            <text:p>82.65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52616" calcext:value-type="float">
            <text:p>82.65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52616" calcext:value-type="float">
            <text:p>82.65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01968" calcext:value-type="float">
            <text:p>82.80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988" calcext:value-type="float">
            <text:p>82.8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05016" calcext:value-type="float">
            <text:p>82.80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32448" calcext:value-type="float">
            <text:p>82.83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94" calcext:value-type="float">
            <text:p>82.82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368" calcext:value-type="float">
            <text:p>82.7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94" calcext:value-type="float">
            <text:p>82.82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2344" calcext:value-type="float">
            <text:p>82.76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6624" calcext:value-type="float">
            <text:p>82.71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2272" calcext:value-type="float">
            <text:p>82.7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3576" calcext:value-type="float">
            <text:p>82.71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83096" calcext:value-type="float">
            <text:p>82.68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37376" calcext:value-type="float">
            <text:p>82.63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88608" calcext:value-type="float">
            <text:p>82.58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8504" calcext:value-type="float">
            <text:p>82.51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3744" calcext:value-type="float">
            <text:p>82.53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25184" calcext:value-type="float">
            <text:p>82.62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67856" calcext:value-type="float">
            <text:p>82.66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73952" calcext:value-type="float">
            <text:p>82.67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70904" calcext:value-type="float">
            <text:p>82.67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6176" calcext:value-type="float">
            <text:p>82.6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49568" calcext:value-type="float">
            <text:p>82.64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22136" calcext:value-type="float">
            <text:p>82.62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22136" calcext:value-type="float">
            <text:p>82.62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6896" calcext:value-type="float">
            <text:p>82.60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032" calcext:value-type="float">
            <text:p>82.5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8556" calcext:value-type="float">
            <text:p>82.58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032" calcext:value-type="float">
            <text:p>82.5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64224" calcext:value-type="float">
            <text:p>82.56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6416" calcext:value-type="float">
            <text:p>82.57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5508" calcext:value-type="float">
            <text:p>82.55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5936" calcext:value-type="float">
            <text:p>82.54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2888" calcext:value-type="float">
            <text:p>82.54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7168" calcext:value-type="float">
            <text:p>82.49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72784" calcext:value-type="float">
            <text:p>82.47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6688" calcext:value-type="float">
            <text:p>82.46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3316" calcext:value-type="float">
            <text:p>82.43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8296" calcext:value-type="float">
            <text:p>82.37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9048" calcext:value-type="float">
            <text:p>82.29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1512" calcext:value-type="float">
            <text:p>82.2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456" calcext:value-type="float">
            <text:p>82.2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8088" calcext:value-type="float">
            <text:p>82.23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1992" calcext:value-type="float">
            <text:p>82.23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4288" calcext:value-type="float">
            <text:p>82.31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5248" calcext:value-type="float">
            <text:p>82.37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4392" calcext:value-type="float">
            <text:p>82.38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1344" calcext:value-type="float">
            <text:p>82.38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9528" calcext:value-type="float">
            <text:p>82.32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552" calcext:value-type="float">
            <text:p>82.2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172" calcext:value-type="float">
            <text:p>82.34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7608" calcext:value-type="float">
            <text:p>82.2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9216" calcext:value-type="float">
            <text:p>82.11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64352" calcext:value-type="float">
            <text:p>82.06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3392" calcext:value-type="float">
            <text:p>82.00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2912" calcext:value-type="float">
            <text:p>81.97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2912" calcext:value-type="float">
            <text:p>81.97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7672" calcext:value-type="float">
            <text:p>81.95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7672" calcext:value-type="float">
            <text:p>81.95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6816" calcext:value-type="float">
            <text:p>81.96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3288" calcext:value-type="float">
            <text:p>81.93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072" calcext:value-type="float">
            <text:p>81.9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8048" calcext:value-type="float">
            <text:p>81.91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8048" calcext:value-type="float">
            <text:p>81.91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4144" calcext:value-type="float">
            <text:p>81.92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5" calcext:value-type="float">
            <text:p>81.9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976" calcext:value-type="float">
            <text:p>81.8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2432" calcext:value-type="float">
            <text:p>81.94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0616" calcext:value-type="float">
            <text:p>81.89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2432" calcext:value-type="float">
            <text:p>81.94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9384" calcext:value-type="float">
            <text:p>81.93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1096" calcext:value-type="float">
            <text:p>81.9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8048" calcext:value-type="float">
            <text:p>81.91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8048" calcext:value-type="float">
            <text:p>81.91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5856" calcext:value-type="float">
            <text:p>81.90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0616" calcext:value-type="float">
            <text:p>81.89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6712" calcext:value-type="float">
            <text:p>81.89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2432" calcext:value-type="float">
            <text:p>81.94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6712" calcext:value-type="float">
            <text:p>81.89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6544" calcext:value-type="float">
            <text:p>82.07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3224" calcext:value-type="float">
            <text:p>82.18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55792" calcext:value-type="float">
            <text:p>82.15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312" calcext:value-type="float">
            <text:p>82.1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34456" calcext:value-type="float">
            <text:p>82.13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25312" calcext:value-type="float">
            <text:p>82.12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22264" calcext:value-type="float">
            <text:p>82.12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43016" calcext:value-type="float">
            <text:p>82.04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64352" calcext:value-type="float">
            <text:p>82.06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6544" calcext:value-type="float">
            <text:p>82.07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8264" calcext:value-type="float">
            <text:p>82.0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46064" calcext:value-type="float">
            <text:p>82.04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43016" calcext:value-type="float">
            <text:p>82.04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5216" calcext:value-type="float">
            <text:p>82.0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3872" calcext:value-type="float">
            <text:p>82.03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7776" calcext:value-type="float">
            <text:p>82.02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3392" calcext:value-type="float">
            <text:p>82.00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644" calcext:value-type="float">
            <text:p>82.00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2912" calcext:value-type="float">
            <text:p>81.97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8528" calcext:value-type="float">
            <text:p>81.94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6816" calcext:value-type="float">
            <text:p>81.96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8632" calcext:value-type="float">
            <text:p>82.01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8632" calcext:value-type="float">
            <text:p>82.01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4248" calcext:value-type="float">
            <text:p>81.99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0344" calcext:value-type="float">
            <text:p>82.00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2056" calcext:value-type="float">
            <text:p>81.98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9008" calcext:value-type="float">
            <text:p>81.97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7672" calcext:value-type="float">
            <text:p>81.95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548" calcext:value-type="float">
            <text:p>81.94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4144" calcext:value-type="float">
            <text:p>81.92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6712" calcext:value-type="float">
            <text:p>81.89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5376" calcext:value-type="float">
            <text:p>81.87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57088" calcext:value-type="float">
            <text:p>81.85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44896" calcext:value-type="float">
            <text:p>81.8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2356" calcext:value-type="float">
            <text:p>81.8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3936" calcext:value-type="float">
            <text:p>81.78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6504" calcext:value-type="float">
            <text:p>81.75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736" calcext:value-type="float">
            <text:p>81.7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7736" calcext:value-type="float">
            <text:p>81.70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6672" calcext:value-type="float">
            <text:p>81.5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1808" calcext:value-type="float">
            <text:p>81.52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4" calcext:value-type="float">
            <text:p>81.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924" calcext:value-type="float">
            <text:p>81.5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352" calcext:value-type="float">
            <text:p>81.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51704" calcext:value-type="float">
            <text:p>81.45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876" calcext:value-type="float">
            <text:p>81.5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9512" calcext:value-type="float">
            <text:p>81.4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4256" calcext:value-type="float">
            <text:p>81.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16" calcext:value-type="float">
            <text:p>81.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17592" calcext:value-type="float">
            <text:p>81.3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41976" calcext:value-type="float">
            <text:p>81.3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0264" calcext:value-type="float">
            <text:p>81.36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0744" calcext:value-type="float">
            <text:p>81.3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48072" calcext:value-type="float">
            <text:p>81.3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14544" calcext:value-type="float">
            <text:p>81.3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14544" calcext:value-type="float">
            <text:p>81.3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99304" calcext:value-type="float">
            <text:p>81.2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064" calcext:value-type="float">
            <text:p>81.3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3312" calcext:value-type="float">
            <text:p>81.3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54168" calcext:value-type="float">
            <text:p>81.3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14544" calcext:value-type="float">
            <text:p>81.3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81016" calcext:value-type="float">
            <text:p>81.2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62728" calcext:value-type="float">
            <text:p>81.2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99304" calcext:value-type="float">
            <text:p>81.2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11496" calcext:value-type="float">
            <text:p>81.3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5112" calcext:value-type="float">
            <text:p>81.3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1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02352" calcext:value-type="float">
            <text:p>81.3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9512" calcext:value-type="float">
            <text:p>81.4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1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876" calcext:value-type="float">
            <text:p>81.5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1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4376" calcext:value-type="float">
            <text:p>81.4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1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0848" calcext:value-type="float">
            <text:p>81.4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1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9512" calcext:value-type="float">
            <text:p>81.4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1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2184" calcext:value-type="float">
            <text:p>81.4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1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9136" calcext:value-type="float">
            <text:p>81.4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1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9992" calcext:value-type="float">
            <text:p>81.4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1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0848" calcext:value-type="float">
            <text:p>81.4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1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54752" calcext:value-type="float">
            <text:p>81.4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1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09032" calcext:value-type="float">
            <text:p>81.4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1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1208" calcext:value-type="float">
            <text:p>81.4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1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9512" calcext:value-type="float">
            <text:p>81.4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1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21224" calcext:value-type="float">
            <text:p>81.42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1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02936" calcext:value-type="float">
            <text:p>81.40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1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3792" calcext:value-type="float">
            <text:p>81.39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1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0744" calcext:value-type="float">
            <text:p>81.3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1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87112" calcext:value-type="float">
            <text:p>81.2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1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81016" calcext:value-type="float">
            <text:p>81.2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1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7492" calcext:value-type="float">
            <text:p>81.2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1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62728" calcext:value-type="float">
            <text:p>81.2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1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84064" calcext:value-type="float">
            <text:p>81.2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1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77968" calcext:value-type="float">
            <text:p>81.2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1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68824" calcext:value-type="float">
            <text:p>81.2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1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0536" calcext:value-type="float">
            <text:p>81.2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1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3104" calcext:value-type="float">
            <text:p>81.22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1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41392" calcext:value-type="float">
            <text:p>81.2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1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41392" calcext:value-type="float">
            <text:p>81.2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1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6152" calcext:value-type="float">
            <text:p>81.22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1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74336" calcext:value-type="float">
            <text:p>81.17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1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776" calcext:value-type="float">
            <text:p>81.1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1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65192" calcext:value-type="float">
            <text:p>81.16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1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65192" calcext:value-type="float">
            <text:p>81.16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1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53" calcext:value-type="float">
            <text:p>81.1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1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6156" calcext:value-type="float">
            <text:p>81.0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1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632" calcext:value-type="float">
            <text:p>81.0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1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0224" calcext:value-type="float">
            <text:p>81.0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1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58512" calcext:value-type="float">
            <text:p>81.05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1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48784" calcext:value-type="float">
            <text:p>80.9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1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36592" calcext:value-type="float">
            <text:p>80.9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1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5488" calcext:value-type="float">
            <text:p>80.9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1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79264" calcext:value-type="float">
            <text:p>80.9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1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60976" calcext:value-type="float">
            <text:p>80.9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1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48784" calcext:value-type="float">
            <text:p>80.9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1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244" calcext:value-type="float">
            <text:p>80.9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1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30496" calcext:value-type="float">
            <text:p>80.9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1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12208" calcext:value-type="float">
            <text:p>80.9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1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0916" calcext:value-type="float">
            <text:p>80.9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1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27448" calcext:value-type="float">
            <text:p>80.9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1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0916" calcext:value-type="float">
            <text:p>80.9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912" calcext:value-type="float">
            <text:p>80.5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1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01312" calcext:value-type="float">
            <text:p>80.6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37888" calcext:value-type="float">
            <text:p>80.6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0832" calcext:value-type="float">
            <text:p>80.5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816" calcext:value-type="float">
            <text:p>80.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0352" calcext:value-type="float">
            <text:p>80.5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9496" calcext:value-type="float">
            <text:p>80.5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01312" calcext:value-type="float">
            <text:p>80.6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01312" calcext:value-type="float">
            <text:p>80.6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0352" calcext:value-type="float">
            <text:p>80.5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292" calcext:value-type="float">
            <text:p>80.5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0352" calcext:value-type="float">
            <text:p>80.5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2064" calcext:value-type="float">
            <text:p>80.5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6448" calcext:value-type="float">
            <text:p>80.5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6176" calcext:value-type="float">
            <text:p>80.6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6552" calcext:value-type="float">
            <text:p>80.6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6928" calcext:value-type="float">
            <text:p>80.5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96" calcext:value-type="float">
            <text:p>80.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40936" calcext:value-type="float">
            <text:p>80.6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98264" calcext:value-type="float">
            <text:p>80.5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9496" calcext:value-type="float">
            <text:p>80.5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7304" calcext:value-type="float">
            <text:p>80.5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4256" calcext:value-type="float">
            <text:p>80.5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292" calcext:value-type="float">
            <text:p>80.5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3296" calcext:value-type="float">
            <text:p>80.4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1584" calcext:value-type="float">
            <text:p>80.4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0248" calcext:value-type="float">
            <text:p>80.4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4152" calcext:value-type="float">
            <text:p>80.4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9288" calcext:value-type="float">
            <text:p>80.4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84904" calcext:value-type="float">
            <text:p>80.3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1" calcext:value-type="float">
            <text:p>80.3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9184" calcext:value-type="float">
            <text:p>80.3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6136" calcext:value-type="float">
            <text:p>80.3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2232" calcext:value-type="float">
            <text:p>80.3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11752" calcext:value-type="float">
            <text:p>80.3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432" calcext:value-type="float">
            <text:p>80.2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908" calcext:value-type="float">
            <text:p>80.2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1272" calcext:value-type="float">
            <text:p>80.2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6032" calcext:value-type="float">
            <text:p>80.2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47744" calcext:value-type="float">
            <text:p>80.2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95928" calcext:value-type="float">
            <text:p>80.1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71544" calcext:value-type="float">
            <text:p>80.1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4968" calcext:value-type="float">
            <text:p>80.1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3528" calcext:value-type="float">
            <text:p>80.0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192" calcext:value-type="float">
            <text:p>80.1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5448" calcext:value-type="float">
            <text:p>80.1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7536" calcext:value-type="float">
            <text:p>80.1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55136" calcext:value-type="float">
            <text:p>79.9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5512" calcext:value-type="float">
            <text:p>79.9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192" calcext:value-type="float">
            <text:p>80.1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432" calcext:value-type="float">
            <text:p>80.2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9664" calcext:value-type="float">
            <text:p>80.3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0416" calcext:value-type="float">
            <text:p>80.2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35552" calcext:value-type="float">
            <text:p>80.2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336" calcext:value-type="float">
            <text:p>80.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336" calcext:value-type="float">
            <text:p>80.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9936" calcext:value-type="float">
            <text:p>80.2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432" calcext:value-type="float">
            <text:p>80.2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2984" calcext:value-type="float">
            <text:p>80.2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11168" calcext:value-type="float">
            <text:p>80.2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75176" calcext:value-type="float">
            <text:p>80.2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75176" calcext:value-type="float">
            <text:p>80.2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2984" calcext:value-type="float">
            <text:p>80.2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6888" calcext:value-type="float">
            <text:p>80.2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47744" calcext:value-type="float">
            <text:p>80.2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9936" calcext:value-type="float">
            <text:p>80.2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4528" calcext:value-type="float">
            <text:p>80.4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624" calcext:value-type="float">
            <text:p>80.4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624" calcext:value-type="float">
            <text:p>80.4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6136" calcext:value-type="float">
            <text:p>80.3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8808" calcext:value-type="float">
            <text:p>80.3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2816" calcext:value-type="float">
            <text:p>80.4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3296" calcext:value-type="float">
            <text:p>80.4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1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5864" calcext:value-type="float">
            <text:p>80.4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2336" calcext:value-type="float">
            <text:p>80.4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1376" calcext:value-type="float">
            <text:p>80.3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87952" calcext:value-type="float">
            <text:p>80.3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624" calcext:value-type="float">
            <text:p>80.4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1" calcext:value-type="float">
            <text:p>80.3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8432" calcext:value-type="float">
            <text:p>80.4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624" calcext:value-type="float">
            <text:p>80.4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624" calcext:value-type="float">
            <text:p>80.4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1" calcext:value-type="float">
            <text:p>80.3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84904" calcext:value-type="float">
            <text:p>80.3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8808" calcext:value-type="float">
            <text:p>80.3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1" calcext:value-type="float">
            <text:p>80.3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7096" calcext:value-type="float">
            <text:p>80.3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432" calcext:value-type="float">
            <text:p>80.2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08704" calcext:value-type="float">
            <text:p>80.3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1376" calcext:value-type="float">
            <text:p>80.3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20896" calcext:value-type="float">
            <text:p>80.3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22776" calcext:value-type="float">
            <text:p>80.1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8016" calcext:value-type="float">
            <text:p>80.1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5448" calcext:value-type="float">
            <text:p>80.1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71544" calcext:value-type="float">
            <text:p>80.1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71544" calcext:value-type="float">
            <text:p>80.1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71544" calcext:value-type="float">
            <text:p>80.1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71544" calcext:value-type="float">
            <text:p>80.1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74592" calcext:value-type="float">
            <text:p>80.1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59352" calcext:value-type="float">
            <text:p>80.1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25824" calcext:value-type="float">
            <text:p>80.1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95344" calcext:value-type="float">
            <text:p>80.0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096" calcext:value-type="float">
            <text:p>80.0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31336" calcext:value-type="float">
            <text:p>80.0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22192" calcext:value-type="float">
            <text:p>80.0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22192" calcext:value-type="float">
            <text:p>80.0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22192" calcext:value-type="float">
            <text:p>80.0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28288" calcext:value-type="float">
            <text:p>80.0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2524" calcext:value-type="float">
            <text:p>80.0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67328" calcext:value-type="float">
            <text:p>79.9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61232" calcext:value-type="float">
            <text:p>79.9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5992" calcext:value-type="float">
            <text:p>79.9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5512" calcext:value-type="float">
            <text:p>79.9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5512" calcext:value-type="float">
            <text:p>79.9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2464" calcext:value-type="float">
            <text:p>79.9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0752" calcext:value-type="float">
            <text:p>79.9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5992" calcext:value-type="float">
            <text:p>79.9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6848" calcext:value-type="float">
            <text:p>79.9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2464" calcext:value-type="float">
            <text:p>79.9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332" calcext:value-type="float">
            <text:p>79.9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7224" calcext:value-type="float">
            <text:p>79.8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4176" calcext:value-type="float">
            <text:p>79.8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81984" calcext:value-type="float">
            <text:p>79.8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7284" calcext:value-type="float">
            <text:p>79.8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6744" calcext:value-type="float">
            <text:p>79.8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5408" calcext:value-type="float">
            <text:p>79.8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7496" calcext:value-type="float">
            <text:p>79.7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3112" calcext:value-type="float">
            <text:p>79.7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616" calcext:value-type="float">
            <text:p>79.7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8832" calcext:value-type="float">
            <text:p>79.8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712" calcext:value-type="float">
            <text:p>79.8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17976" calcext:value-type="float">
            <text:p>79.8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1188" calcext:value-type="float">
            <text:p>79.8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1504" calcext:value-type="float">
            <text:p>79.8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6744" calcext:value-type="float">
            <text:p>79.8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0168" calcext:value-type="float">
            <text:p>79.8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0168" calcext:value-type="float">
            <text:p>79.8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2736" calcext:value-type="float">
            <text:p>79.8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9208" calcext:value-type="float">
            <text:p>79.7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3112" calcext:value-type="float">
            <text:p>79.7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1024" calcext:value-type="float">
            <text:p>79.8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2736" calcext:value-type="float">
            <text:p>79.8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5784" calcext:value-type="float">
            <text:p>79.8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8832" calcext:value-type="float">
            <text:p>79.8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14928" calcext:value-type="float">
            <text:p>79.8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72256" calcext:value-type="float">
            <text:p>79.7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7392" calcext:value-type="float">
            <text:p>79.7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044" calcext:value-type="float">
            <text:p>79.7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9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568" calcext:value-type="float">
            <text:p>79.7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8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8248" calcext:value-type="float">
            <text:p>79.7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8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2152" calcext:value-type="float">
            <text:p>79.7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8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6056" calcext:value-type="float">
            <text:p>79.6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8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3864" calcext:value-type="float">
            <text:p>79.6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996" calcext:value-type="float">
            <text:p>79.6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8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8248" calcext:value-type="float">
            <text:p>79.7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8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3008" calcext:value-type="float">
            <text:p>79.6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8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9104" calcext:value-type="float">
            <text:p>79.6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8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6536" calcext:value-type="float">
            <text:p>79.7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8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7392" calcext:value-type="float">
            <text:p>79.7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8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0816" calcext:value-type="float">
            <text:p>79.6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8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3864" calcext:value-type="float">
            <text:p>79.6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8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8248" calcext:value-type="float">
            <text:p>79.7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8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6536" calcext:value-type="float">
            <text:p>79.7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8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996" calcext:value-type="float">
            <text:p>79.6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8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996" calcext:value-type="float">
            <text:p>79.6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8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472" calcext:value-type="float">
            <text:p>79.6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8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948" calcext:value-type="float">
            <text:p>79.6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8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3864" calcext:value-type="float">
            <text:p>79.6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8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9104" calcext:value-type="float">
            <text:p>79.6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8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0816" calcext:value-type="float">
            <text:p>79.6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8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7288" calcext:value-type="float">
            <text:p>79.6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8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6808" calcext:value-type="float">
            <text:p>79.6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8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088" calcext:value-type="float">
            <text:p>79.4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8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0776" calcext:value-type="float">
            <text:p>79.3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8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7728" calcext:value-type="float">
            <text:p>79.3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8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0296" calcext:value-type="float">
            <text:p>79.3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8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1048" calcext:value-type="float">
            <text:p>79.2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8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5808" calcext:value-type="float">
            <text:p>79.2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8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8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6664" calcext:value-type="float">
            <text:p>79.2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8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228" calcext:value-type="float">
            <text:p>79.2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8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9232" calcext:value-type="float">
            <text:p>79.1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8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6184" calcext:value-type="float">
            <text:p>79.1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8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5704" calcext:value-type="float">
            <text:p>79.1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8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0944" calcext:value-type="float">
            <text:p>79.1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8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5704" calcext:value-type="float">
            <text:p>79.1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8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5704" calcext:value-type="float">
            <text:p>79.1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8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4848" calcext:value-type="float">
            <text:p>79.1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8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3992" calcext:value-type="float">
            <text:p>79.1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8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4368" calcext:value-type="float">
            <text:p>79.1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8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8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3512" calcext:value-type="float">
            <text:p>79.1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8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7896" calcext:value-type="float">
            <text:p>79.1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8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3888" calcext:value-type="float">
            <text:p>79.1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8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4744" calcext:value-type="float">
            <text:p>79.1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8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9984" calcext:value-type="float">
            <text:p>79.1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8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2552" calcext:value-type="float">
            <text:p>79.0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8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8648" calcext:value-type="float">
            <text:p>79.0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8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1216" calcext:value-type="float">
            <text:p>79.0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8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1216" calcext:value-type="float">
            <text:p>79.0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8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512" calcext:value-type="float">
            <text:p>79.0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8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2072" calcext:value-type="float">
            <text:p>79.0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8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0736" calcext:value-type="float">
            <text:p>79.0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8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94" calcext:value-type="float">
            <text:p>79.0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8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5496" calcext:value-type="float">
            <text:p>79.0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8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512" calcext:value-type="float">
            <text:p>79.0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8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3784" calcext:value-type="float">
            <text:p>79.0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8544" calcext:value-type="float">
            <text:p>79.0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892" calcext:value-type="float">
            <text:p>78.9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2928" calcext:value-type="float">
            <text:p>79.0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9776" calcext:value-type="float">
            <text:p>78.9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9776" calcext:value-type="float">
            <text:p>78.9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5872" calcext:value-type="float">
            <text:p>78.9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2824" calcext:value-type="float">
            <text:p>78.9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8064" calcext:value-type="float">
            <text:p>78.9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3304" calcext:value-type="float">
            <text:p>79.0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6352" calcext:value-type="float">
            <text:p>79.0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94" calcext:value-type="float">
            <text:p>79.0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5016" calcext:value-type="float">
            <text:p>78.9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8064" calcext:value-type="float">
            <text:p>78.9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0416" calcext:value-type="float">
            <text:p>79.0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3304" calcext:value-type="float">
            <text:p>79.0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6352" calcext:value-type="float">
            <text:p>79.0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6728" calcext:value-type="float">
            <text:p>78.9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5288" calcext:value-type="float">
            <text:p>78.8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5768" calcext:value-type="float">
            <text:p>78.9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0152" calcext:value-type="float">
            <text:p>78.9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4056" calcext:value-type="float">
            <text:p>78.9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796" calcext:value-type="float">
            <text:p>78.9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272" calcext:value-type="float">
            <text:p>78.9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272" calcext:value-type="float">
            <text:p>78.9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9672" calcext:value-type="float">
            <text:p>78.9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1384" calcext:value-type="float">
            <text:p>78.8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6624" calcext:value-type="float">
            <text:p>78.9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0904" calcext:value-type="float">
            <text:p>78.8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176" calcext:value-type="float">
            <text:p>78.8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3096" calcext:value-type="float">
            <text:p>78.8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7" calcext:value-type="float">
            <text:p>78.8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5664" calcext:value-type="float">
            <text:p>78.8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176" calcext:value-type="float">
            <text:p>78.8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4808" calcext:value-type="float">
            <text:p>78.8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176" calcext:value-type="float">
            <text:p>78.8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3472" calcext:value-type="float">
            <text:p>78.8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3472" calcext:value-type="float">
            <text:p>78.8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7376" calcext:value-type="float">
            <text:p>78.8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8232" calcext:value-type="float">
            <text:p>78.8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02992" calcext:value-type="float">
            <text:p>78.8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6896" calcext:value-type="float">
            <text:p>78.7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6896" calcext:value-type="float">
            <text:p>78.7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032" calcext:value-type="float">
            <text:p>78.7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4508" calcext:value-type="float">
            <text:p>78.7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3744" calcext:value-type="float">
            <text:p>78.7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0696" calcext:value-type="float">
            <text:p>78.7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17648" calcext:value-type="float">
            <text:p>78.7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08" calcext:value-type="float">
            <text:p>78.7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032" calcext:value-type="float">
            <text:p>78.7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11552" calcext:value-type="float">
            <text:p>78.7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7168" calcext:value-type="float">
            <text:p>78.6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3744" calcext:value-type="float">
            <text:p>78.7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2784" calcext:value-type="float">
            <text:p>78.6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71928" calcext:value-type="float">
            <text:p>78.6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9736" calcext:value-type="float">
            <text:p>78.6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0216" calcext:value-type="float">
            <text:p>78.6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412" calcext:value-type="float">
            <text:p>78.6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6208" calcext:value-type="float">
            <text:p>78.6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0592" calcext:value-type="float">
            <text:p>78.6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7168" calcext:value-type="float">
            <text:p>78.6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74976" calcext:value-type="float">
            <text:p>78.6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2784" calcext:value-type="float">
            <text:p>78.6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7544" calcext:value-type="float">
            <text:p>78.6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5248" calcext:value-type="float">
            <text:p>78.5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5248" calcext:value-type="float">
            <text:p>78.5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8776" calcext:value-type="float">
            <text:p>78.5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1824" calcext:value-type="float">
            <text:p>78.6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1824" calcext:value-type="float">
            <text:p>78.6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9632" calcext:value-type="float">
            <text:p>78.5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268" calcext:value-type="float">
            <text:p>78.5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6584" calcext:value-type="float">
            <text:p>78.5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7064" calcext:value-type="float">
            <text:p>78.6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744" calcext:value-type="float">
            <text:p>78.5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268" calcext:value-type="float">
            <text:p>78.5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4768" calcext:value-type="float">
            <text:p>78.5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648" calcext:value-type="float">
            <text:p>78.5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5248" calcext:value-type="float">
            <text:p>78.5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6584" calcext:value-type="float">
            <text:p>78.5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1344" calcext:value-type="float">
            <text:p>78.5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792" calcext:value-type="float">
            <text:p>78.6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1824" calcext:value-type="float">
            <text:p>78.6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172" calcext:value-type="float">
            <text:p>78.5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5248" calcext:value-type="float">
            <text:p>78.5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6584" calcext:value-type="float">
            <text:p>78.5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8192" calcext:value-type="float">
            <text:p>78.4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4288" calcext:value-type="float">
            <text:p>78.5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0008" calcext:value-type="float">
            <text:p>78.5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7336" calcext:value-type="float">
            <text:p>78.5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4288" calcext:value-type="float">
            <text:p>78.5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552" calcext:value-type="float">
            <text:p>78.4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5144" calcext:value-type="float">
            <text:p>78.4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9528" calcext:value-type="float">
            <text:p>78.5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5624" calcext:value-type="float">
            <text:p>78.5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648" calcext:value-type="float">
            <text:p>78.5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5144" calcext:value-type="float">
            <text:p>78.4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3432" calcext:value-type="float">
            <text:p>78.5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3432" calcext:value-type="float">
            <text:p>78.5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3432" calcext:value-type="float">
            <text:p>78.5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7336" calcext:value-type="float">
            <text:p>78.5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076" calcext:value-type="float">
            <text:p>78.4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2472" calcext:value-type="float">
            <text:p>78.4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552" calcext:value-type="float">
            <text:p>78.4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552" calcext:value-type="float">
            <text:p>78.4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6" calcext:value-type="float">
            <text:p>78.4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5144" calcext:value-type="float">
            <text:p>78.4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696" calcext:value-type="float">
            <text:p>78.5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5728" calcext:value-type="float">
            <text:p>78.5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4872" calcext:value-type="float">
            <text:p>78.6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744" calcext:value-type="float">
            <text:p>78.5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0488" calcext:value-type="float">
            <text:p>78.5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9528" calcext:value-type="float">
            <text:p>78.5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696" calcext:value-type="float">
            <text:p>78.5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6104" calcext:value-type="float">
            <text:p>78.5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648" calcext:value-type="float">
            <text:p>78.5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4288" calcext:value-type="float">
            <text:p>78.5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37232" calcext:value-type="float">
            <text:p>78.4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51888" calcext:value-type="float">
            <text:p>78.3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51888" calcext:value-type="float">
            <text:p>78.3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1032" calcext:value-type="float">
            <text:p>78.3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21408" calcext:value-type="float">
            <text:p>78.3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1836" calcext:value-type="float">
            <text:p>78.3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9216" calcext:value-type="float">
            <text:p>78.3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27504" calcext:value-type="float">
            <text:p>78.3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51888" calcext:value-type="float">
            <text:p>78.3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57984" calcext:value-type="float">
            <text:p>78.3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1512" calcext:value-type="float">
            <text:p>78.3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1836" calcext:value-type="float">
            <text:p>78.3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1784" calcext:value-type="float">
            <text:p>78.2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168" calcext:value-type="float">
            <text:p>78.2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7296" calcext:value-type="float">
            <text:p>78.1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3872" calcext:value-type="float">
            <text:p>78.2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644" calcext:value-type="float">
            <text:p>78.1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0824" calcext:value-type="float">
            <text:p>78.2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78152" calcext:value-type="float">
            <text:p>78.1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6544" calcext:value-type="float">
            <text:p>78.2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78152" calcext:value-type="float">
            <text:p>78.1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9008" calcext:value-type="float">
            <text:p>78.1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4248" calcext:value-type="float">
            <text:p>78.1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2432" calcext:value-type="float">
            <text:p>78.1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6816" calcext:value-type="float">
            <text:p>78.1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8048" calcext:value-type="float">
            <text:p>78.1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47672" calcext:value-type="float">
            <text:p>78.1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9864" calcext:value-type="float">
            <text:p>78.1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976" calcext:value-type="float">
            <text:p>78.0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976" calcext:value-type="float">
            <text:p>78.0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1952" calcext:value-type="float">
            <text:p>78.1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928" calcext:value-type="float">
            <text:p>78.0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4896" calcext:value-type="float">
            <text:p>78.0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2808" calcext:value-type="float">
            <text:p>78.0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7192" calcext:value-type="float">
            <text:p>78.1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6712" calcext:value-type="float">
            <text:p>78.0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7192" calcext:value-type="float">
            <text:p>78.1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7568" calcext:value-type="float">
            <text:p>78.0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7568" calcext:value-type="float">
            <text:p>78.0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9384" calcext:value-type="float">
            <text:p>78.1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47672" calcext:value-type="float">
            <text:p>78.1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2432" calcext:value-type="float">
            <text:p>78.1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024" calcext:value-type="float">
            <text:p>78.1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5752" calcext:value-type="float">
            <text:p>78.0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5752" calcext:value-type="float">
            <text:p>78.0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5752" calcext:value-type="float">
            <text:p>78.0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832" calcext:value-type="float">
            <text:p>77.9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356" calcext:value-type="float">
            <text:p>78.0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1368" calcext:value-type="float">
            <text:p>78.0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1848" calcext:value-type="float">
            <text:p>78.0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928" calcext:value-type="float">
            <text:p>78.0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308" calcext:value-type="float">
            <text:p>77.9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308" calcext:value-type="float">
            <text:p>77.9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6128" calcext:value-type="float">
            <text:p>77.9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7464" calcext:value-type="float">
            <text:p>78.0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356" calcext:value-type="float">
            <text:p>78.0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6504" calcext:value-type="float">
            <text:p>77.9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26" calcext:value-type="float">
            <text:p>77.9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8696" calcext:value-type="float">
            <text:p>77.9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0888" calcext:value-type="float">
            <text:p>77.9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4792" calcext:value-type="float">
            <text:p>77.9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4792" calcext:value-type="float">
            <text:p>77.9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0888" calcext:value-type="float">
            <text:p>77.9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3936" calcext:value-type="float">
            <text:p>77.9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6504" calcext:value-type="float">
            <text:p>77.9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1264" calcext:value-type="float">
            <text:p>77.9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2976" calcext:value-type="float">
            <text:p>77.9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9928" calcext:value-type="float">
            <text:p>77.9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688" calcext:value-type="float">
            <text:p>77.9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5544" calcext:value-type="float">
            <text:p>77.8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3248" calcext:value-type="float">
            <text:p>77.8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2768" calcext:value-type="float">
            <text:p>77.7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3728" calcext:value-type="float">
            <text:p>77.8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068" calcext:value-type="float">
            <text:p>77.8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4688" calcext:value-type="float">
            <text:p>77.8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5064" calcext:value-type="float">
            <text:p>77.8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2768" calcext:value-type="float">
            <text:p>77.7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6672" calcext:value-type="float">
            <text:p>77.7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972" calcext:value-type="float">
            <text:p>77.7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8488" calcext:value-type="float">
            <text:p>77.8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3624" calcext:value-type="float">
            <text:p>77.7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1432" calcext:value-type="float">
            <text:p>77.7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7904" calcext:value-type="float">
            <text:p>77.7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0472" calcext:value-type="float">
            <text:p>77.6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0848" calcext:value-type="float">
            <text:p>77.6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304" calcext:value-type="float">
            <text:p>77.6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78" calcext:value-type="float">
            <text:p>77.6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9032" calcext:value-type="float">
            <text:p>77.5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684" calcext:value-type="float">
            <text:p>77.5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684" calcext:value-type="float">
            <text:p>77.5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684" calcext:value-type="float">
            <text:p>77.5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2936" calcext:value-type="float">
            <text:p>77.5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9888" calcext:value-type="float">
            <text:p>77.5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2936" calcext:value-type="float">
            <text:p>77.5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2936" calcext:value-type="float">
            <text:p>77.5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9032" calcext:value-type="float">
            <text:p>77.5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5504" calcext:value-type="float">
            <text:p>77.5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9888" calcext:value-type="float">
            <text:p>77.5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1224" calcext:value-type="float">
            <text:p>77.6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9032" calcext:value-type="float">
            <text:p>77.5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6464" calcext:value-type="float">
            <text:p>77.6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4752" calcext:value-type="float">
            <text:p>77.6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2936" calcext:value-type="float">
            <text:p>77.5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54" calcext:value-type="float">
            <text:p>77.4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4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3688" calcext:value-type="float">
            <text:p>77.5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4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3208" calcext:value-type="float">
            <text:p>77.4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4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4064" calcext:value-type="float">
            <text:p>77.4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4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7592" calcext:value-type="float">
            <text:p>77.5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4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2832" calcext:value-type="float">
            <text:p>77.5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4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2832" calcext:value-type="float">
            <text:p>77.5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4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54" calcext:value-type="float">
            <text:p>77.4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4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6632" calcext:value-type="float">
            <text:p>77.4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4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3584" calcext:value-type="float">
            <text:p>77.4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4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2728" calcext:value-type="float">
            <text:p>77.4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4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7592" calcext:value-type="float">
            <text:p>77.5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4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7216" calcext:value-type="float">
            <text:p>77.5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4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8552" calcext:value-type="float">
            <text:p>77.5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4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9888" calcext:value-type="float">
            <text:p>77.5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4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6464" calcext:value-type="float">
            <text:p>77.6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4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78" calcext:value-type="float">
            <text:p>77.6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4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78" calcext:value-type="float">
            <text:p>77.6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4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4376" calcext:value-type="float">
            <text:p>77.6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4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1328" calcext:value-type="float">
            <text:p>77.6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4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0848" calcext:value-type="float">
            <text:p>77.6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4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1704" calcext:value-type="float">
            <text:p>77.6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4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9992" calcext:value-type="float">
            <text:p>77.6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4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3896" calcext:value-type="float">
            <text:p>77.6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4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256" calcext:value-type="float">
            <text:p>77.6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4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4272" calcext:value-type="float">
            <text:p>77.6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4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732" calcext:value-type="float">
            <text:p>77.6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4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208" calcext:value-type="float">
            <text:p>77.6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4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16" calcext:value-type="float">
            <text:p>77.5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4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632" calcext:value-type="float">
            <text:p>77.2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4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7552" calcext:value-type="float">
            <text:p>77.1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4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4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4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4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2104" calcext:value-type="float">
            <text:p>77.0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4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4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5152" calcext:value-type="float">
            <text:p>77.0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4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7344" calcext:value-type="float">
            <text:p>77.0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4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4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3816" calcext:value-type="float">
            <text:p>77.0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4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4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4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4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7616" calcext:value-type="float">
            <text:p>76.9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4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6656" calcext:value-type="float">
            <text:p>76.8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4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1896" calcext:value-type="float">
            <text:p>76.8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4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0184" calcext:value-type="float">
            <text:p>76.9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4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0184" calcext:value-type="float">
            <text:p>76.9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4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0184" calcext:value-type="float">
            <text:p>76.9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4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4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1896" calcext:value-type="float">
            <text:p>76.8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4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8368" calcext:value-type="float">
            <text:p>76.8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4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8368" calcext:value-type="float">
            <text:p>76.8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4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056" calcext:value-type="float">
            <text:p>76.8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1416" calcext:value-type="float">
            <text:p>76.8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58" calcext:value-type="float">
            <text:p>76.8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58" calcext:value-type="float">
            <text:p>76.8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008" calcext:value-type="float">
            <text:p>76.8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008" calcext:value-type="float">
            <text:p>76.8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056" calcext:value-type="float">
            <text:p>76.8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4464" calcext:value-type="float">
            <text:p>76.8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6656" calcext:value-type="float">
            <text:p>76.8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7032" calcext:value-type="float">
            <text:p>76.8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3128" calcext:value-type="float">
            <text:p>76.8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6656" calcext:value-type="float">
            <text:p>76.8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056" calcext:value-type="float">
            <text:p>76.8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3608" calcext:value-type="float">
            <text:p>76.8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6864" calcext:value-type="float">
            <text:p>77.0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8368" calcext:value-type="float">
            <text:p>76.8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388" calcext:value-type="float">
            <text:p>76.7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6552" calcext:value-type="float">
            <text:p>76.8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6552" calcext:value-type="float">
            <text:p>76.8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6552" calcext:value-type="float">
            <text:p>76.8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532" calcext:value-type="float">
            <text:p>76.8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4088" calcext:value-type="float">
            <text:p>76.9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0936" calcext:value-type="float">
            <text:p>76.8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2168" calcext:value-type="float">
            <text:p>76.7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6176" calcext:value-type="float">
            <text:p>76.8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7512" calcext:value-type="float">
            <text:p>76.8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4088" calcext:value-type="float">
            <text:p>76.9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7136" calcext:value-type="float">
            <text:p>76.9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3232" calcext:value-type="float">
            <text:p>76.9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0184" calcext:value-type="float">
            <text:p>76.9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4088" calcext:value-type="float">
            <text:p>76.9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9704" calcext:value-type="float">
            <text:p>76.8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2272" calcext:value-type="float">
            <text:p>76.8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3128" calcext:value-type="float">
            <text:p>76.8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6072" calcext:value-type="float">
            <text:p>76.7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9496" calcext:value-type="float">
            <text:p>76.7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0624" calcext:value-type="float">
            <text:p>76.6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6616" calcext:value-type="float">
            <text:p>76.5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3568" calcext:value-type="float">
            <text:p>76.5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3568" calcext:value-type="float">
            <text:p>76.5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052" calcext:value-type="float">
            <text:p>76.5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4048" calcext:value-type="float">
            <text:p>76.5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7096" calcext:value-type="float">
            <text:p>76.5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148" calcext:value-type="float">
            <text:p>76.6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3296" calcext:value-type="float">
            <text:p>76.6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1584" calcext:value-type="float">
            <text:p>76.6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1104" calcext:value-type="float">
            <text:p>76.6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5864" calcext:value-type="float">
            <text:p>76.6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3672" calcext:value-type="float">
            <text:p>76.6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7472" calcext:value-type="float">
            <text:p>76.5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9664" calcext:value-type="float">
            <text:p>76.5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528" calcext:value-type="float">
            <text:p>76.5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3944" calcext:value-type="float">
            <text:p>76.5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1752" calcext:value-type="float">
            <text:p>76.5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1376" calcext:value-type="float">
            <text:p>76.5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1856" calcext:value-type="float">
            <text:p>76.5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6992" calcext:value-type="float">
            <text:p>76.5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6408" calcext:value-type="float">
            <text:p>76.4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384" calcext:value-type="float">
            <text:p>76.4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5552" calcext:value-type="float">
            <text:p>76.4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1544" calcext:value-type="float">
            <text:p>76.3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1544" calcext:value-type="float">
            <text:p>76.3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4592" calcext:value-type="float">
            <text:p>76.3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4592" calcext:value-type="float">
            <text:p>76.3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4592" calcext:value-type="float">
            <text:p>76.3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764" calcext:value-type="float">
            <text:p>76.3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764" calcext:value-type="float">
            <text:p>76.3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764" calcext:value-type="float">
            <text:p>76.3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764" calcext:value-type="float">
            <text:p>76.3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764" calcext:value-type="float">
            <text:p>76.3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764" calcext:value-type="float">
            <text:p>76.3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288" calcext:value-type="float">
            <text:p>76.3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288" calcext:value-type="float">
            <text:p>76.3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5928" calcext:value-type="float">
            <text:p>76.3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672" calcext:value-type="float">
            <text:p>76.6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0688" calcext:value-type="float">
            <text:p>76.3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8496" calcext:value-type="float">
            <text:p>76.3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5824" calcext:value-type="float">
            <text:p>76.3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2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5824" calcext:value-type="float">
            <text:p>76.3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2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4488" calcext:value-type="float">
            <text:p>76.2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2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4488" calcext:value-type="float">
            <text:p>76.2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2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336" calcext:value-type="float">
            <text:p>76.4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4696" calcext:value-type="float">
            <text:p>76.4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4696" calcext:value-type="float">
            <text:p>76.4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2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4696" calcext:value-type="float">
            <text:p>76.4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2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9832" calcext:value-type="float">
            <text:p>76.3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2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9728" calcext:value-type="float">
            <text:p>76.3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2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9728" calcext:value-type="float">
            <text:p>76.3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2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192" calcext:value-type="float">
            <text:p>76.3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2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1064" calcext:value-type="float">
            <text:p>76.3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2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1064" calcext:value-type="float">
            <text:p>76.3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2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1064" calcext:value-type="float">
            <text:p>76.3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2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1064" calcext:value-type="float">
            <text:p>76.3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2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1064" calcext:value-type="float">
            <text:p>76.3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2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1064" calcext:value-type="float">
            <text:p>76.3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2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2776" calcext:value-type="float">
            <text:p>76.3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2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3632" calcext:value-type="float">
            <text:p>76.3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2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72" calcext:value-type="float">
            <text:p>76.6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9553</text:p>
          </table:table-cell>
          <table:table-cell office:value-type="string" calcext:value-type="string">
            <text:p>2002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62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791" meta:object-count="0"/>
    <meta:user-defined meta:name="AppVersion">3.0</meta:user-defined>
  </office:meta>
</office:document-meta>
</file>